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8in"/>
    </style:style>
    <style:style style:name="co2" style:family="table-column">
      <style:table-column-properties fo:break-before="auto" style:column-width="1.0819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1.039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0.4398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0.7075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0.4819in"/>
    </style:style>
    <style:style style:name="co17" style:family="table-column">
      <style:table-column-properties fo:break-before="auto" style:column-width="0.6535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6429in"/>
    </style:style>
    <style:style style:name="co20" style:family="table-column">
      <style:table-column-properties fo:break-before="auto" style:column-width="0.71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60">
      <style:table-cell-properties style:rotation-align="none"/>
    </style:style>
    <style:style style:name="ce6" style:family="table-cell" style:parent-style-name="Default" style:data-style-name="N60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office:value-type="string">
            <text:p>k</text:p>
          </table:table-cell>
          <table:table-cell table:formula="of:=1.38*10^(-23)" office:value-type="float" office:value="1.38E-023">
            <text:p>1.38E-023</text:p>
          </table:table-cell>
          <table:table-cell table:number-columns-repeated="1022"/>
        </table:table-row>
        <table:table-row table:style-name="ro1">
          <table:table-cell office:value-type="string">
            <text:p>q</text:p>
          </table:table-cell>
          <table:table-cell table:formula="of:=1.602*10^(-19)" office:value-type="float" office:value="1.602E-019">
            <text:p>1.602E-019</text:p>
          </table:table-cell>
          <table:table-cell table:number-columns-repeated="1022"/>
        </table:table-row>
        <table:table-row table:style-name="ro1">
          <table:table-cell office:value-type="string">
            <text:p>T</text:p>
          </table:table-cell>
          <table:table-cell office:value-type="float" office:value="300">
            <text:p>30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ell</text:p>
          </table:table-cell>
          <table:table-cell office:value-type="string">
            <text:p>V_oc(V)</text:p>
          </table:table-cell>
          <table:table-cell office:value-type="string">
            <text:p>V_oc_lim(V)</text:p>
          </table:table-cell>
          <table:table-cell office:value-type="string">
            <text:p>J_sc(mA/cm^2)</text:p>
          </table:table-cell>
          <table:table-cell office:value-type="string">
            <text:p>J_0_rad(mA/cm^2)</text:p>
          </table:table-cell>
          <table:table-cell office:value-type="string">
            <text:p>J0 nr uit J0rad</text:p>
          </table:table-cell>
          <table:table-cell office:value-type="string">
            <text:p>ERE(%)</text:p>
          </table:table-cell>
          <table:table-cell/>
          <table:table-cell office:value-type="string">
            <text:p>J0</text:p>
          </table:table-cell>
          <table:table-cell table:number-columns-repeated="1015"/>
        </table:table-row>
        <table:table-row table:style-name="ro1">
          <table:table-cell office:value-type="string">
            <text:p>w1744ARC</text:p>
          </table:table-cell>
          <table:table-cell office:value-type="float" office:value="1.036">
            <text:p>1.036</text:p>
          </table:table-cell>
          <table:table-cell office:value-type="float" office:value="1.14911">
            <text:p>1.14911</text:p>
          </table:table-cell>
          <table:table-cell office:value-type="float" office:value="29.1088">
            <text:p>29.1088</text:p>
          </table:table-cell>
          <table:table-cell table:style-name="ce4" office:value-type="string">
            <text:p>1.44487e-18</text:p>
          </table:table-cell>
          <table:table-cell table:formula="of:=[.I7]-[.E7]" office:value-type="float" office:value="1.11723482562516E-016">
            <text:p>1.11723482562516E-016</text:p>
          </table:table-cell>
          <table:table-cell office:value-type="float" office:value="1.25845">
            <text:p>1.25845</text:p>
          </table:table-cell>
          <table:table-cell/>
          <table:table-cell table:formula="of:=[.D7]/(EXP([.B7]*[.$B$2]/([.$B$1]*[.$B$3]))-1)" office:value-type="float" office:value="1.13168352562516E-016">
            <text:p>1.13168352562516E-016</text:p>
          </table:table-cell>
          <table:table-cell table:number-columns-repeated="1015"/>
        </table:table-row>
        <table:table-row table:style-name="ro1">
          <table:table-cell office:value-type="string">
            <text:p>w1744</text:p>
          </table:table-cell>
          <table:table-cell office:value-type="float" office:value="1.041">
            <text:p>1.041</text:p>
          </table:table-cell>
          <table:table-cell office:value-type="float" office:value="1.14545">
            <text:p>1.14545</text:p>
          </table:table-cell>
          <table:table-cell office:value-type="float" office:value="21.9846">
            <text:p>21.9846</text:p>
          </table:table-cell>
          <table:table-cell table:style-name="ce4" office:value-type="string">
            <text:p>1.25728e-18</text:p>
          </table:table-cell>
          <table:table-cell table:formula="of:=[.I8]-[.E8]" office:value-type="float" office:value="6.91784011365793E-017">
            <text:p>6.91784011365793E-017</text:p>
          </table:table-cell>
          <table:table-cell office:value-type="float" office:value="1.75932">
            <text:p>1.75932</text:p>
          </table:table-cell>
          <table:table-cell/>
          <table:table-cell table:formula="of:=[.D8]/(EXP([.B8]*[.$B$2]/([.$B$1]*[.$B$3]))-1)" office:value-type="float" office:value="7.04356811365793E-017">
            <text:p>7.04356811365793E-017</text:p>
          </table:table-cell>
          <table:table-cell table:number-columns-repeated="1015"/>
        </table:table-row>
        <table:table-row table:style-name="ro1">
          <table:table-cell office:value-type="string">
            <text:p>w1743E</text:p>
          </table:table-cell>
          <table:table-cell office:value-type="float" office:value="0.979">
            <text:p>0.979</text:p>
          </table:table-cell>
          <table:table-cell office:value-type="float" office:value="1.15125">
            <text:p>1.15125</text:p>
          </table:table-cell>
          <table:table-cell office:value-type="float" office:value="22.0774">
            <text:p>22.0774</text:p>
          </table:table-cell>
          <table:table-cell table:style-name="ce4" office:value-type="string">
            <text:p>1.00881e-18</text:p>
          </table:table-cell>
          <table:table-cell table:formula="of:=[.I9]-[.E9]" office:value-type="float" office:value="7.78015815057052E-016">
            <text:p>7.78015815057052E-016</text:p>
          </table:table-cell>
          <table:table-cell office:value-type="float" office:value="0.127743">
            <text:p>0.127743</text:p>
          </table:table-cell>
          <table:table-cell/>
          <table:table-cell table:formula="of:=[.D9]/(EXP([.B9]*[.$B$2]/([.$B$1]*[.$B$3]))-1)" office:value-type="float" office:value="7.79024625057052E-016">
            <text:p>7.79024625057052E-016</text:p>
          </table:table-cell>
          <table:table-cell table:number-columns-repeated="1015"/>
        </table:table-row>
        <table:table-row table:style-name="ro1">
          <table:table-cell office:value-type="string">
            <text:p>w1743B</text:p>
          </table:table-cell>
          <table:table-cell office:value-type="float" office:value="1.009">
            <text:p>1.009</text:p>
          </table:table-cell>
          <table:table-cell office:value-type="float" office:value="1.15246">
            <text:p>1.15246</text:p>
          </table:table-cell>
          <table:table-cell office:value-type="float" office:value="21.7244">
            <text:p>21.7244</text:p>
          </table:table-cell>
          <table:table-cell table:style-name="ce4" office:value-type="string">
            <text:p>9.47335e-19</text:p>
          </table:table-cell>
          <table:table-cell table:formula="of:=[.I10]-[.E10]" office:value-type="float" office:value="2.39152468119466E-016">
            <text:p>2.39152468119466E-016</text:p>
          </table:table-cell>
          <table:table-cell office:value-type="float" office:value="0.389055">
            <text:p>0.389055</text:p>
          </table:table-cell>
          <table:table-cell/>
          <table:table-cell table:formula="of:=[.D10]/(EXP([.B10]*[.$B$2]/([.$B$1]*[.$B$3]))-1)" office:value-type="float" office:value="2.40099803119466E-016">
            <text:p>2.40099803119466E-016</text:p>
          </table:table-cell>
          <table:table-cell table:number-columns-repeated="1015"/>
        </table:table-row>
        <table:table-row table:style-name="ro1">
          <table:table-cell office:value-type="string">
            <text:p>w1735ARC</text:p>
          </table:table-cell>
          <table:table-cell office:value-type="float" office:value="1.026">
            <text:p>1.026</text:p>
          </table:table-cell>
          <table:table-cell office:value-type="float" office:value="1.15149">
            <text:p>1.15149</text:p>
          </table:table-cell>
          <table:table-cell office:value-type="float" office:value="29.1423">
            <text:p>29.1423</text:p>
          </table:table-cell>
          <table:table-cell table:style-name="ce4" office:value-type="string">
            <text:p>1.31944e-18</text:p>
          </table:table-cell>
          <table:table-cell table:formula="of:=[.I11]-[.E11]" office:value-type="float" office:value="1.65511884727142E-016">
            <text:p>1.65511884727142E-016</text:p>
          </table:table-cell>
          <table:table-cell office:value-type="float" office:value="0.779662">
            <text:p>0.779662</text:p>
          </table:table-cell>
          <table:table-cell/>
          <table:table-cell table:formula="of:=[.D11]/(EXP([.B11]*[.$B$2]/([.$B$1]*[.$B$3]))-1)" office:value-type="float" office:value="1.66831324727142E-016">
            <text:p>1.66831324727142E-016</text:p>
          </table:table-cell>
          <table:table-cell table:number-columns-repeated="1015"/>
        </table:table-row>
        <table:table-row table:style-name="ro1">
          <table:table-cell office:value-type="string">
            <text:p>w1735</text:p>
          </table:table-cell>
          <table:table-cell office:value-type="float" office:value="1.019">
            <text:p>1.019</text:p>
          </table:table-cell>
          <table:table-cell office:value-type="float" office:value="1.1528">
            <text:p>1.1528</text:p>
          </table:table-cell>
          <table:table-cell office:value-type="float" office:value="21.5277">
            <text:p>21.5277</text:p>
          </table:table-cell>
          <table:table-cell table:style-name="ce4" office:value-type="string">
            <text:p>9.26551e-19</text:p>
          </table:table-cell>
          <table:table-cell table:formula="of:=[.I12]-[.E12]" office:value-type="float" office:value="1.60653806190978E-016">
            <text:p>1.60653806190978E-016</text:p>
          </table:table-cell>
          <table:table-cell office:value-type="float" office:value="0.565353">
            <text:p>0.565353</text:p>
          </table:table-cell>
          <table:table-cell/>
          <table:table-cell table:formula="of:=[.D12]/(EXP([.B12]*[.$B$2]/([.$B$1]*[.$B$3]))-1)" office:value-type="float" office:value="1.61580357190978E-016">
            <text:p>1.61580357190978E-016</text:p>
          </table:table-cell>
          <table:table-cell table:number-columns-repeated="1015"/>
        </table:table-row>
        <table:table-row table:style-name="ro1">
          <table:table-cell office:value-type="string">
            <text:p>w1734</text:p>
          </table:table-cell>
          <table:table-cell office:value-type="float" office:value="1.028">
            <text:p>1.028</text:p>
          </table:table-cell>
          <table:table-cell office:value-type="float" office:value="1.1482">
            <text:p>1.1482</text:p>
          </table:table-cell>
          <table:table-cell office:value-type="float" office:value="20.5595">
            <text:p>20.5595</text:p>
          </table:table-cell>
          <table:table-cell table:style-name="ce4" office:value-type="string">
            <text:p>1.05696e-18</text:p>
          </table:table-cell>
          <table:table-cell table:formula="of:=[.I13]-[.E13]" office:value-type="float" office:value="1.07875097297655E-016">
            <text:p>1.07875097297655E-016</text:p>
          </table:table-cell>
          <table:table-cell office:value-type="float" office:value="0.956506">
            <text:p>0.956506</text:p>
          </table:table-cell>
          <table:table-cell/>
          <table:table-cell table:formula="of:=[.D13]/(EXP([.B13]*[.$B$2]/([.$B$1]*[.$B$3]))-1)" office:value-type="float" office:value="1.08932057297655E-016">
            <text:p>1.08932057297655E-016</text:p>
          </table:table-cell>
          <table:table-cell table:number-columns-repeated="1015"/>
        </table:table-row>
        <table:table-row table:style-name="ro1">
          <table:table-cell office:value-type="string">
            <text:p>w1718</text:p>
          </table:table-cell>
          <table:table-cell office:value-type="float" office:value="0.996">
            <text:p>0.996</text:p>
          </table:table-cell>
          <table:table-cell office:value-type="float" office:value="1.14386">
            <text:p>1.14386</text:p>
          </table:table-cell>
          <table:table-cell office:value-type="float" office:value="18.4515">
            <text:p>18.4515</text:p>
          </table:table-cell>
          <table:table-cell table:style-name="ce4" office:value-type="string">
            <text:p>1.12229e-18</text:p>
          </table:table-cell>
          <table:table-cell table:formula="of:=[.I14]-[.E14]" office:value-type="float" office:value="3.36122071760788E-016">
            <text:p>3.36122071760788E-016</text:p>
          </table:table-cell>
          <table:table-cell office:value-type="float" office:value="0.328201">
            <text:p>0.328201</text:p>
          </table:table-cell>
          <table:table-cell/>
          <table:table-cell table:formula="of:=[.D14]/(EXP([.B14]*[.$B$2]/([.$B$1]*[.$B$3]))-1)" office:value-type="float" office:value="3.37244361760788E-016">
            <text:p>3.37244361760788E-016</text:p>
          </table:table-cell>
          <table:table-cell table:number-columns-repeated="1015"/>
        </table:table-row>
        <table:table-row table:style-name="ro1">
          <table:table-cell office:value-type="string">
            <text:p>w1717</text:p>
          </table:table-cell>
          <table:table-cell office:value-type="float" office:value="1.02">
            <text:p>1.02</text:p>
          </table:table-cell>
          <table:table-cell office:value-type="float" office:value="1.14527">
            <text:p>1.14527</text:p>
          </table:table-cell>
          <table:table-cell office:value-type="float" office:value="18.822">
            <text:p>18.822</text:p>
          </table:table-cell>
          <table:table-cell table:style-name="ce4" office:value-type="string">
            <text:p>1.08385e-18</text:p>
          </table:table-cell>
          <table:table-cell table:formula="of:=[.I15]-[.E15]" office:value-type="float" office:value="1.34826143608269E-016">
            <text:p>1.34826143608269E-016</text:p>
          </table:table-cell>
          <table:table-cell office:value-type="float" office:value="0.786232">
            <text:p>0.786232</text:p>
          </table:table-cell>
          <table:table-cell/>
          <table:table-cell table:formula="of:=[.D15]/(EXP([.B15]*[.$B$2]/([.$B$1]*[.$B$3]))-1)" office:value-type="float" office:value="1.35909993608269E-016">
            <text:p>1.35909993608269E-016</text:p>
          </table:table-cell>
          <table:table-cell table:number-columns-repeated="1015"/>
        </table:table-row>
        <table:table-row table:style-name="ro1">
          <table:table-cell office:value-type="string">
            <text:p>w1714</text:p>
          </table:table-cell>
          <table:table-cell office:value-type="float" office:value="0.959">
            <text:p>0.959</text:p>
          </table:table-cell>
          <table:table-cell office:value-type="float" office:value="1.15206">
            <text:p>1.15206</text:p>
          </table:table-cell>
          <table:table-cell office:value-type="float" office:value="20.1766">
            <text:p>20.1766</text:p>
          </table:table-cell>
          <table:table-cell table:style-name="ce4" office:value-type="string">
            <text:p>8.9338e-19</text:p>
          </table:table-cell>
          <table:table-cell table:formula="of:=[.I16]-[.E16]" office:value-type="float" office:value="1.54278708460898E-015">
            <text:p>1.54278708460898E-015</text:p>
          </table:table-cell>
          <table:table-cell office:value-type="float" office:value="0.0571057">
            <text:p>0.0571057</text:p>
          </table:table-cell>
          <table:table-cell/>
          <table:table-cell table:formula="of:=[.D16]/(EXP([.B16]*[.$B$2]/([.$B$1]*[.$B$3]))-1)" office:value-type="float" office:value="1.54368046460898E-015">
            <text:p>1.54368046460898E-015</text:p>
          </table:table-cell>
          <table:table-cell table:number-columns-repeated="1015"/>
        </table:table-row>
        <table:table-row table:style-name="ro1">
          <table:table-cell office:value-type="string">
            <text:p>w1707-2</text:p>
          </table:table-cell>
          <table:table-cell office:value-type="float" office:value="1.038">
            <text:p>1.038</text:p>
          </table:table-cell>
          <table:table-cell office:value-type="float" office:value="1.14839">
            <text:p>1.14839</text:p>
          </table:table-cell>
          <table:table-cell office:value-type="float" office:value="21.051">
            <text:p>21.051</text:p>
          </table:table-cell>
          <table:table-cell table:style-name="ce4" office:value-type="string">
            <text:p>1.07428e-18</text:p>
          </table:table-cell>
          <table:table-cell table:formula="of:=[.I17]-[.E17]" office:value-type="float" office:value="7.46722611763991E-017">
            <text:p>7.46722611763991E-017</text:p>
          </table:table-cell>
          <table:table-cell office:value-type="float" office:value="1.39791">
            <text:p>1.39791</text:p>
          </table:table-cell>
          <table:table-cell/>
          <table:table-cell table:formula="of:=[.D17]/(EXP([.B17]*[.$B$2]/([.$B$1]*[.$B$3]))-1)" office:value-type="float" office:value="7.57465411763991E-017">
            <text:p>7.57465411763991E-017</text:p>
          </table:table-cell>
          <table:table-cell table:number-columns-repeated="1015"/>
        </table:table-row>
        <table:table-row table:style-name="ro1">
          <table:table-cell office:value-type="string">
            <text:p>w1707-1</text:p>
          </table:table-cell>
          <table:table-cell office:value-type="float" office:value="1.052">
            <text:p>1.052</text:p>
          </table:table-cell>
          <table:table-cell office:value-type="float" office:value="1.14865">
            <text:p>1.14865</text:p>
          </table:table-cell>
          <table:table-cell office:value-type="float" office:value="20.781">
            <text:p>20.781</text:p>
          </table:table-cell>
          <table:table-cell table:style-name="ce4" office:value-type="string">
            <text:p>1.0501e-18</text:p>
          </table:table-cell>
          <table:table-cell table:formula="of:=[.I18]-[.E18]" office:value-type="float" office:value="4.24491934156741E-017">
            <text:p>4.24491934156741E-017</text:p>
          </table:table-cell>
          <table:table-cell office:value-type="float" office:value="2.37897">
            <text:p>2.37897</text:p>
          </table:table-cell>
          <table:table-cell/>
          <table:table-cell table:formula="of:=[.D18]/(EXP([.B18]*[.$B$2]/([.$B$1]*[.$B$3]))-1)" office:value-type="float" office:value="4.34992934156741E-017">
            <text:p>4.34992934156741E-017</text:p>
          </table:table-cell>
          <table:table-cell table:number-columns-repeated="1015"/>
        </table:table-row>
        <table:table-row table:style-name="ro1">
          <table:table-cell office:value-type="string">
            <text:p>w1703</text:p>
          </table:table-cell>
          <table:table-cell office:value-type="float" office:value="1.035">
            <text:p>1.035</text:p>
          </table:table-cell>
          <table:table-cell office:value-type="float" office:value="1.14751">
            <text:p>1.14751</text:p>
          </table:table-cell>
          <table:table-cell office:value-type="float" office:value="28.7691">
            <text:p>28.7691</text:p>
          </table:table-cell>
          <table:table-cell table:style-name="ce4" office:value-type="string">
            <text:p>1.51929e-18</text:p>
          </table:table-cell>
          <table:table-cell table:formula="of:=[.I19]-[.E19]" office:value-type="float" office:value="1.14741233881266E-016">
            <text:p>1.14741233881266E-016</text:p>
          </table:table-cell>
          <table:table-cell office:value-type="float" office:value="1.2881">
            <text:p>1.2881</text:p>
          </table:table-cell>
          <table:table-cell/>
          <table:table-cell table:formula="of:=[.D19]/(EXP([.B19]*[.$B$2]/([.$B$1]*[.$B$3]))-1)" office:value-type="float" office:value="1.16260523881266E-016">
            <text:p>1.16260523881266E-016</text:p>
          </table:table-cell>
          <table:table-cell table:number-columns-repeated="1015"/>
        </table:table-row>
        <table:table-row table:style-name="ro1">
          <table:table-cell office:value-type="string">
            <text:p>w1699ARC</text:p>
          </table:table-cell>
          <table:table-cell office:value-type="float" office:value="1.016">
            <text:p>1.016</text:p>
          </table:table-cell>
          <table:table-cell office:value-type="float" office:value="1.14154">
            <text:p>1.14154</text:p>
          </table:table-cell>
          <table:table-cell office:value-type="float" office:value="28.8024">
            <text:p>28.8024</text:p>
          </table:table-cell>
          <table:table-cell table:style-name="ce4" office:value-type="string">
            <text:p>1.91601e-18</text:p>
          </table:table-cell>
          <table:table-cell table:formula="of:=[.I20]-[.E20]" office:value-type="float" office:value="2.40876638859336E-016">
            <text:p>2.40876638859336E-016</text:p>
          </table:table-cell>
          <table:table-cell office:value-type="float" office:value="0.778069">
            <text:p>0.778069</text:p>
          </table:table-cell>
          <table:table-cell/>
          <table:table-cell table:formula="of:=[.D20]/(EXP([.B20]*[.$B$2]/([.$B$1]*[.$B$3]))-1)" office:value-type="float" office:value="2.42792648859336E-016">
            <text:p>2.42792648859336E-016</text:p>
          </table:table-cell>
          <table:table-cell table:number-columns-repeated="1015"/>
        </table:table-row>
        <table:table-row table:style-name="ro1">
          <table:table-cell office:value-type="string">
            <text:p>w1699</text:p>
          </table:table-cell>
          <table:table-cell office:value-type="float" office:value="1.013">
            <text:p>1.013</text:p>
          </table:table-cell>
          <table:table-cell office:value-type="float" office:value="1.14299">
            <text:p>1.14299</text:p>
          </table:table-cell>
          <table:table-cell office:value-type="float" office:value="21.1752">
            <text:p>21.1752</text:p>
          </table:table-cell>
          <table:table-cell table:style-name="ce4" office:value-type="string">
            <text:p>1.33156e-18</text:p>
          </table:table-cell>
          <table:table-cell table:formula="of:=[.I21]-[.E21]" office:value-type="float" office:value="1.99138860525639E-016">
            <text:p>1.99138860525639E-016</text:p>
          </table:table-cell>
          <table:table-cell office:value-type="float" office:value="0.654914">
            <text:p>0.654914</text:p>
          </table:table-cell>
          <table:table-cell/>
          <table:table-cell table:formula="of:=[.D21]/(EXP([.B21]*[.$B$2]/([.$B$1]*[.$B$3]))-1)" office:value-type="float" office:value="2.00470420525639E-016">
            <text:p>2.00470420525639E-016</text:p>
          </table:table-cell>
          <table:table-cell table:number-columns-repeated="1015"/>
        </table:table-row>
        <table:table-row table:style-name="ro1">
          <table:table-cell office:value-type="string">
            <text:p>w1691</text:p>
          </table:table-cell>
          <table:table-cell office:value-type="float" office:value="0.954">
            <text:p>0.954</text:p>
          </table:table-cell>
          <table:table-cell office:value-type="float" office:value="1.14396">
            <text:p>1.14396</text:p>
          </table:table-cell>
          <table:table-cell office:value-type="float" office:value="22.0558">
            <text:p>22.0558</text:p>
          </table:table-cell>
          <table:table-cell table:style-name="ce4" office:value-type="string">
            <text:p>1.33625e-18</text:p>
          </table:table-cell>
          <table:table-cell table:formula="of:=[.I22]-[.E22]" office:value-type="float" office:value="2.04632815059097E-015">
            <text:p>2.04632815059097E-015</text:p>
          </table:table-cell>
          <table:table-cell office:value-type="float" office:value="0.0643961">
            <text:p>0.0643961</text:p>
          </table:table-cell>
          <table:table-cell/>
          <table:table-cell table:formula="of:=[.D22]/(EXP([.B22]*[.$B$2]/([.$B$1]*[.$B$3]))-1)" office:value-type="float" office:value="2.04766440059097E-015">
            <text:p>2.04766440059097E-015</text:p>
          </table:table-cell>
          <table:table-cell table:number-columns-repeated="1015"/>
        </table:table-row>
        <table:table-row table:style-name="ro1">
          <table:table-cell office:value-type="string">
            <text:p>w1689</text:p>
          </table:table-cell>
          <table:table-cell office:value-type="float" office:value="1.01">
            <text:p>1.01</text:p>
          </table:table-cell>
          <table:table-cell office:value-type="float" office:value="1.14101">
            <text:p>1.14101</text:p>
          </table:table-cell>
          <table:table-cell office:value-type="float" office:value="21.7549">
            <text:p>21.7549</text:p>
          </table:table-cell>
          <table:table-cell table:style-name="ce4" office:value-type="string">
            <text:p>1.47696e-18</text:p>
          </table:table-cell>
          <table:table-cell table:formula="of:=[.I23]-[.E23]" office:value-type="float" office:value="2.29833779166182E-016">
            <text:p>2.29833779166182E-016</text:p>
          </table:table-cell>
          <table:table-cell office:value-type="float" office:value="0.629601">
            <text:p>0.629601</text:p>
          </table:table-cell>
          <table:table-cell/>
          <table:table-cell table:formula="of:=[.D23]/(EXP([.B23]*[.$B$2]/([.$B$1]*[.$B$3]))-1)" office:value-type="float" office:value="2.31310739166181E-016">
            <text:p>2.31310739166181E-016</text:p>
          </table:table-cell>
          <table:table-cell table:number-columns-repeated="1015"/>
        </table:table-row>
        <table:table-row table:style-name="ro1">
          <table:table-cell office:value-type="string">
            <text:p>W1689</text:p>
          </table:table-cell>
          <table:table-cell office:value-type="float" office:value="1.01">
            <text:p>1.01</text:p>
          </table:table-cell>
          <table:table-cell office:value-type="float" office:value="1.12322">
            <text:p>1.12322</text:p>
          </table:table-cell>
          <table:table-cell office:value-type="float" office:value="19.3732">
            <text:p>19.3732</text:p>
          </table:table-cell>
          <table:table-cell table:style-name="ce4" office:value-type="string">
            <text:p>2.61746e-18</text:p>
          </table:table-cell>
          <table:table-cell table:style-name="ce4" office:value-type="string">
            <text:p>2.06287e-16</text:p>
          </table:table-cell>
          <table:table-cell office:value-type="float" office:value="1.25294">
            <text:p>1.25294</text:p>
          </table:table-cell>
          <table:table-cell/>
          <table:table-cell/>
          <table:table-cell table:number-columns-repeated="1015"/>
        </table:table-row>
        <table:table-row table:style-name="ro1">
          <table:table-cell office:value-type="string">
            <text:p>w1683</text:p>
          </table:table-cell>
          <table:table-cell office:value-type="float" office:value="1.03">
            <text:p>1.03</text:p>
          </table:table-cell>
          <table:table-cell office:value-type="float" office:value="1.14917">
            <text:p>1.14917</text:p>
          </table:table-cell>
          <table:table-cell office:value-type="float" office:value="18.3029">
            <text:p>18.3029</text:p>
          </table:table-cell>
          <table:table-cell table:style-name="ce4" office:value-type="string">
            <text:p>9.06516e-19</text:p>
          </table:table-cell>
          <table:table-cell table:formula="of:=[.I25]-[.E25]" office:value-type="float" office:value="8.88472019377017E-017">
            <text:p>8.88472019377017E-017</text:p>
          </table:table-cell>
          <table:table-cell office:value-type="float" office:value="0.995622">
            <text:p>0.995622</text:p>
          </table:table-cell>
          <table:table-cell/>
          <table:table-cell table:formula="of:=[.D25]/(EXP([.B25]*[.$B$2]/([.$B$1]*[.$B$3]))-1)" office:value-type="float" office:value="8.97537179377017E-017">
            <text:p>8.97537179377017E-017</text:p>
          </table:table-cell>
          <table:table-cell table:number-columns-repeated="1015"/>
        </table:table-row>
        <table:table-row table:style-name="ro1">
          <table:table-cell office:value-type="string">
            <text:p>W1683</text:p>
          </table:table-cell>
          <table:table-cell office:value-type="float" office:value="1.03">
            <text:p>1.03</text:p>
          </table:table-cell>
          <table:table-cell office:value-type="float" office:value="1.12651">
            <text:p>1.12651</text:p>
          </table:table-cell>
          <table:table-cell office:value-type="float" office:value="21.711">
            <text:p>21.711</text:p>
          </table:table-cell>
          <table:table-cell table:style-name="ce4" office:value-type="string">
            <text:p>2.58283e-18</text:p>
          </table:table-cell>
          <table:table-cell table:style-name="ce4" office:value-type="string">
            <text:p>1.05421e-16</text:p>
          </table:table-cell>
          <table:table-cell office:value-type="float" office:value="2.39142">
            <text:p>2.39142</text:p>
          </table:table-cell>
          <table:table-cell/>
          <table:table-cell/>
          <table:table-cell table:number-columns-repeated="1015"/>
        </table:table-row>
        <table:table-row table:style-name="ro1">
          <table:table-cell office:value-type="string">
            <text:p>w1682</text:p>
          </table:table-cell>
          <table:table-cell office:value-type="float" office:value="1.02">
            <text:p>1.02</text:p>
          </table:table-cell>
          <table:table-cell office:value-type="float" office:value="1.15948">
            <text:p>1.15948</text:p>
          </table:table-cell>
          <table:table-cell office:value-type="float" office:value="13.7813">
            <text:p>13.7813</text:p>
          </table:table-cell>
          <table:table-cell table:style-name="ce4" office:value-type="string">
            <text:p>4.5809e-19</text:p>
          </table:table-cell>
          <table:table-cell table:formula="of:=[.I27]-[.E27]" office:value-type="float" office:value="9.90539913363958E-017">
            <text:p>9.90539913363958E-017</text:p>
          </table:table-cell>
          <table:table-cell office:value-type="float" office:value="0.453845">
            <text:p>0.453845</text:p>
          </table:table-cell>
          <table:table-cell/>
          <table:table-cell table:formula="of:=[.D27]/(EXP([.B27]*[.$B$2]/([.$B$1]*[.$B$3]))-1)" office:value-type="float" office:value="9.95120813363958E-017">
            <text:p>9.95120813363958E-017</text:p>
          </table:table-cell>
          <table:table-cell table:number-columns-repeated="1015"/>
        </table:table-row>
        <table:table-row table:style-name="ro1">
          <table:table-cell office:value-type="string">
            <text:p>w1680</text:p>
          </table:table-cell>
          <table:table-cell office:value-type="float" office:value="1.03">
            <text:p>1.03</text:p>
          </table:table-cell>
          <table:table-cell office:value-type="float" office:value="1.16148">
            <text:p>1.16148</text:p>
          </table:table-cell>
          <table:table-cell office:value-type="float" office:value="14.7114">
            <text:p>14.7114</text:p>
          </table:table-cell>
          <table:table-cell table:style-name="ce4" office:value-type="string">
            <text:p>4.52588e-19</text:p>
          </table:table-cell>
          <table:table-cell table:formula="of:=[.I28]-[.E28]" office:value-type="float" office:value="7.16891406915573E-017">
            <text:p>7.16891406915573E-017</text:p>
          </table:table-cell>
          <table:table-cell office:value-type="float" office:value="0.618426">
            <text:p>0.618426</text:p>
          </table:table-cell>
          <table:table-cell/>
          <table:table-cell table:formula="of:=[.D28]/(EXP([.B28]*[.$B$2]/([.$B$1]*[.$B$3]))-1)" office:value-type="float" office:value="7.21417286915573E-017">
            <text:p>7.21417286915573E-017</text:p>
          </table:table-cell>
          <table:table-cell table:number-columns-repeated="1015"/>
        </table:table-row>
        <table:table-row table:style-name="ro1">
          <table:table-cell office:value-type="string">
            <text:p>w1679</text:p>
          </table:table-cell>
          <table:table-cell office:value-type="float" office:value="0.99">
            <text:p>0.99</text:p>
          </table:table-cell>
          <table:table-cell office:value-type="float" office:value="1.16043">
            <text:p>1.16043</text:p>
          </table:table-cell>
          <table:table-cell office:value-type="float" office:value="13.8406">
            <text:p>13.8406</text:p>
          </table:table-cell>
          <table:table-cell table:style-name="ce4" office:value-type="string">
            <text:p>4.43347e-19</text:p>
          </table:table-cell>
          <table:table-cell table:formula="of:=[.I29]-[.E29]" office:value-type="float" office:value="3.1863680249762E-016">
            <text:p>3.1863680249762E-016</text:p>
          </table:table-cell>
          <table:table-cell office:value-type="float" office:value="0.137043">
            <text:p>0.137043</text:p>
          </table:table-cell>
          <table:table-cell/>
          <table:table-cell table:formula="of:=[.D29]/(EXP([.B29]*[.$B$2]/([.$B$1]*[.$B$3]))-1)" office:value-type="float" office:value="3.1908014949762E-016">
            <text:p>3.1908014949762E-016</text:p>
          </table:table-cell>
          <table:table-cell table:number-columns-repeated="1015"/>
        </table:table-row>
        <table:table-row table:style-name="ro1">
          <table:table-cell office:value-type="string">
            <text:p>w1678</text:p>
          </table:table-cell>
          <table:table-cell office:value-type="float" office:value="1.03">
            <text:p>1.03</text:p>
          </table:table-cell>
          <table:table-cell office:value-type="float" office:value="1.16218">
            <text:p>1.16218</text:p>
          </table:table-cell>
          <table:table-cell office:value-type="float" office:value="14.129">
            <text:p>14.129</text:p>
          </table:table-cell>
          <table:table-cell table:style-name="ce4" office:value-type="string">
            <text:p>4.23014e-19</text:p>
          </table:table-cell>
          <table:table-cell table:formula="of:=[.I30]-[.E30]" office:value-type="float" office:value="6.88627429424401E-017">
            <text:p>6.88627429424401E-017</text:p>
          </table:table-cell>
          <table:table-cell office:value-type="float" office:value="0.601842">
            <text:p>0.601842</text:p>
          </table:table-cell>
          <table:table-cell/>
          <table:table-cell table:formula="of:=[.D30]/(EXP([.B30]*[.$B$2]/([.$B$1]*[.$B$3]))-1)" office:value-type="float" office:value="6.92857569424401E-017">
            <text:p>6.92857569424401E-017</text:p>
          </table:table-cell>
          <table:table-cell table:number-columns-repeated="1015"/>
        </table:table-row>
        <table:table-row table:style-name="ro1">
          <table:table-cell office:value-type="string">
            <text:p>w1675</text:p>
          </table:table-cell>
          <table:table-cell office:value-type="float" office:value="1.02">
            <text:p>1.02</text:p>
          </table:table-cell>
          <table:table-cell office:value-type="float" office:value="1.16232">
            <text:p>1.16232</text:p>
          </table:table-cell>
          <table:table-cell office:value-type="float" office:value="14.7345">
            <text:p>14.7345</text:p>
          </table:table-cell>
          <table:table-cell table:style-name="ce4" office:value-type="string">
            <text:p>4.38674e-19</text:p>
          </table:table-cell>
          <table:table-cell table:formula="of:=[.I31]-[.E31]" office:value-type="float" office:value="1.0595627875853E-016">
            <text:p>1.0595627875853E-016</text:p>
          </table:table-cell>
          <table:table-cell office:value-type="float" office:value="0.406493">
            <text:p>0.406493</text:p>
          </table:table-cell>
          <table:table-cell/>
          <table:table-cell table:formula="of:=[.D31]/(EXP([.B31]*[.$B$2]/([.$B$1]*[.$B$3]))-1)" office:value-type="float" office:value="1.0639495275853E-016">
            <text:p>1.0639495275853E-016</text:p>
          </table:table-cell>
          <table:table-cell table:number-columns-repeated="1015"/>
        </table:table-row>
        <table:table-row table:style-name="ro1">
          <table:table-cell office:value-type="string">
            <text:p>w1674</text:p>
          </table:table-cell>
          <table:table-cell office:value-type="float" office:value="1.01">
            <text:p>1.01</text:p>
          </table:table-cell>
          <table:table-cell office:value-type="float" office:value="1.1611">
            <text:p>1.1611</text:p>
          </table:table-cell>
          <table:table-cell office:value-type="float" office:value="14.5685">
            <text:p>14.5685</text:p>
          </table:table-cell>
          <table:table-cell table:style-name="ce4" office:value-type="string">
            <text:p>4.54775e-19</text:p>
          </table:table-cell>
          <table:table-cell table:formula="of:=[.I32]-[.E32]" office:value-type="float" office:value="1.54445983152992E-016">
            <text:p>1.54445983152992E-016</text:p>
          </table:table-cell>
          <table:table-cell office:value-type="float" office:value="0.289492">
            <text:p>0.289492</text:p>
          </table:table-cell>
          <table:table-cell/>
          <table:table-cell table:formula="of:=[.D32]/(EXP([.B32]*[.$B$2]/([.$B$1]*[.$B$3]))-1)" office:value-type="float" office:value="1.54900758152991E-016">
            <text:p>1.54900758152991E-016</text:p>
          </table:table-cell>
          <table:table-cell table:number-columns-repeated="1015"/>
        </table:table-row>
        <table:table-row table:style-name="ro1">
          <table:table-cell office:value-type="string">
            <text:p>w1672</text:p>
          </table:table-cell>
          <table:table-cell office:value-type="float" office:value="1.04">
            <text:p>1.04</text:p>
          </table:table-cell>
          <table:table-cell office:value-type="float" office:value="1.16126">
            <text:p>1.16126</text:p>
          </table:table-cell>
          <table:table-cell office:value-type="float" office:value="14.3923">
            <text:p>14.3923</text:p>
          </table:table-cell>
          <table:table-cell table:style-name="ce4" office:value-type="string">
            <text:p>4.4648e-19</text:p>
          </table:table-cell>
          <table:table-cell table:formula="of:=[.I33]-[.E33]" office:value-type="float" office:value="4.74837664181835E-017">
            <text:p>4.74837664181835E-017</text:p>
          </table:table-cell>
          <table:table-cell office:value-type="float" office:value="0.918128">
            <text:p>0.918128</text:p>
          </table:table-cell>
          <table:table-cell/>
          <table:table-cell table:formula="of:=[.D33]/(EXP([.B33]*[.$B$2]/([.$B$1]*[.$B$3]))-1)" office:value-type="float" office:value="4.79302464181835E-017">
            <text:p>4.79302464181835E-017</text:p>
          </table:table-cell>
          <table:table-cell table:number-columns-repeated="1015"/>
        </table:table-row>
        <table:table-row table:style-name="ro1">
          <table:table-cell office:value-type="string">
            <text:p>w1671</text:p>
          </table:table-cell>
          <table:table-cell office:value-type="float" office:value="1.04">
            <text:p>1.04</text:p>
          </table:table-cell>
          <table:table-cell office:value-type="float" office:value="1.16115">
            <text:p>1.16115</text:p>
          </table:table-cell>
          <table:table-cell office:value-type="float" office:value="14.6284">
            <text:p>14.6284</text:p>
          </table:table-cell>
          <table:table-cell table:style-name="ce4" office:value-type="string">
            <text:p>4.55803e-19</text:p>
          </table:table-cell>
          <table:table-cell table:formula="of:=[.I34]-[.E34]" office:value-type="float" office:value="4.82607201897442E-017">
            <text:p>4.82607201897442E-017</text:p>
          </table:table-cell>
          <table:table-cell office:value-type="float" office:value="0.922171">
            <text:p>0.922171</text:p>
          </table:table-cell>
          <table:table-cell/>
          <table:table-cell table:formula="of:=[.D34]/(EXP([.B34]*[.$B$2]/([.$B$1]*[.$B$3]))-1)" office:value-type="float" office:value="4.87165231897442E-017">
            <text:p>4.87165231897442E-017</text:p>
          </table:table-cell>
          <table:table-cell table:number-columns-repeated="1015"/>
        </table:table-row>
        <table:table-row table:style-name="ro1">
          <table:table-cell office:value-type="string">
            <text:p>w1670</text:p>
          </table:table-cell>
          <table:table-cell office:value-type="float" office:value="1.04">
            <text:p>1.04</text:p>
          </table:table-cell>
          <table:table-cell office:value-type="float" office:value="1.16305">
            <text:p>1.16305</text:p>
          </table:table-cell>
          <table:table-cell office:value-type="float" office:value="14.7383">
            <text:p>14.7383</text:p>
          </table:table-cell>
          <table:table-cell table:style-name="ce4" office:value-type="string">
            <text:p>4.26603e-19</text:p>
          </table:table-cell>
          <table:table-cell table:formula="of:=[.I35]-[.E35]" office:value-type="float" office:value="4.86559168741767E-017">
            <text:p>4.86559168741767E-017</text:p>
          </table:table-cell>
          <table:table-cell office:value-type="float" office:value="0.856659">
            <text:p>0.856659</text:p>
          </table:table-cell>
          <table:table-cell/>
          <table:table-cell table:formula="of:=[.D35]/(EXP([.B35]*[.$B$2]/([.$B$1]*[.$B$3]))-1)" office:value-type="float" office:value="4.90825198741767E-017">
            <text:p>4.90825198741767E-017</text:p>
          </table:table-cell>
          <table:table-cell table:number-columns-repeated="1015"/>
        </table:table-row>
        <table:table-row table:style-name="ro1">
          <table:table-cell office:value-type="string">
            <text:p>W1670</text:p>
          </table:table-cell>
          <table:table-cell office:value-type="float" office:value="1.04">
            <text:p>1.04</text:p>
          </table:table-cell>
          <table:table-cell office:value-type="float" office:value="1.12528">
            <text:p>1.12528</text:p>
          </table:table-cell>
          <table:table-cell office:value-type="float" office:value="13.8128">
            <text:p>13.8128</text:p>
          </table:table-cell>
          <table:table-cell table:style-name="ce4" office:value-type="string">
            <text:p>1.72342e-18</text:p>
          </table:table-cell>
          <table:table-cell table:style-name="ce4" office:value-type="string">
            <text:p>4.49478e-17</text:p>
          </table:table-cell>
          <table:table-cell office:value-type="float" office:value="3.69267">
            <text:p>3.69267</text:p>
          </table:table-cell>
          <table:table-cell/>
          <table:table-cell/>
          <table:table-cell table:number-columns-repeated="1015"/>
        </table:table-row>
        <table:table-row table:style-name="ro1">
          <table:table-cell office:value-type="string">
            <text:p>w1664</text:p>
          </table:table-cell>
          <table:table-cell office:value-type="float" office:value="1.01">
            <text:p>1.01</text:p>
          </table:table-cell>
          <table:table-cell office:value-type="float" office:value="1.14609">
            <text:p>1.14609</text:p>
          </table:table-cell>
          <table:table-cell office:value-type="float" office:value="21.5994">
            <text:p>21.5994</text:p>
          </table:table-cell>
          <table:table-cell table:style-name="ce4" office:value-type="string">
            <text:p>1.20487e-18</text:p>
          </table:table-cell>
          <table:table-cell table:formula="of:=[.I37]-[.E37]" office:value-type="float" office:value="2.28452502800887E-016">
            <text:p>2.28452502800887E-016</text:p>
          </table:table-cell>
          <table:table-cell office:value-type="float" office:value="0.517311">
            <text:p>0.517311</text:p>
          </table:table-cell>
          <table:table-cell/>
          <table:table-cell table:formula="of:=[.D37]/(EXP([.B37]*[.$B$2]/([.$B$1]*[.$B$3]))-1)" office:value-type="float" office:value="2.29657372800887E-016">
            <text:p>2.29657372800887E-016</text:p>
          </table:table-cell>
          <table:table-cell table:number-columns-repeated="1015"/>
        </table:table-row>
        <table:table-row table:style-name="ro1">
          <table:table-cell office:value-type="string">
            <text:p>W1664</text:p>
          </table:table-cell>
          <table:table-cell office:value-type="float" office:value="1.01">
            <text:p>1.01</text:p>
          </table:table-cell>
          <table:table-cell office:value-type="float" office:value="1.12101">
            <text:p>1.12101</text:p>
          </table:table-cell>
          <table:table-cell office:value-type="float" office:value="19.6883">
            <text:p>19.6883</text:p>
          </table:table-cell>
          <table:table-cell table:style-name="ce4" office:value-type="string">
            <text:p>2.89745e-18</text:p>
          </table:table-cell>
          <table:table-cell table:style-name="ce4" office:value-type="string">
            <text:p>2.09404e-16</text:p>
          </table:table-cell>
          <table:table-cell office:value-type="float" office:value="1.36478">
            <text:p>1.36478</text:p>
          </table:table-cell>
          <table:table-cell table:number-columns-repeated="1017"/>
        </table:table-row>
        <table:table-row table:style-name="ro1">
          <table:table-cell office:value-type="string">
            <text:p>w1662</text:p>
          </table:table-cell>
          <table:table-cell office:value-type="float" office:value="1.03">
            <text:p>1.03</text:p>
          </table:table-cell>
          <table:table-cell office:value-type="float" office:value="1.14658">
            <text:p>1.14658</text:p>
          </table:table-cell>
          <table:table-cell office:value-type="float" office:value="21.1872">
            <text:p>21.1872</text:p>
          </table:table-cell>
          <table:table-cell table:style-name="ce4" office:value-type="string">
            <text:p>1.1597e-18</text:p>
          </table:table-cell>
          <table:table-cell table:formula="of:=[.I39]-[.E39]" office:value-type="float" office:value="1.02738041488489E-016">
            <text:p>1.02738041488489E-016</text:p>
          </table:table-cell>
          <table:table-cell office:value-type="float" office:value="1.1003">
            <text:p>1.1003</text:p>
          </table:table-cell>
          <table:table-cell/>
          <table:table-cell table:formula="of:=[.D39]/(EXP([.B39]*[.$B$2]/([.$B$1]*[.$B$3]))-1)" office:value-type="float" office:value="1.03897741488489E-016">
            <text:p>1.03897741488489E-016</text:p>
          </table:table-cell>
          <table:table-cell table:number-columns-repeated="1015"/>
        </table:table-row>
        <table:table-row table:style-name="ro1">
          <table:table-cell office:value-type="string">
            <text:p>W1662</text:p>
          </table:table-cell>
          <table:table-cell office:value-type="float" office:value="1.03">
            <text:p>1.03</text:p>
          </table:table-cell>
          <table:table-cell office:value-type="float" office:value="1.12082">
            <text:p>1.12082</text:p>
          </table:table-cell>
          <table:table-cell office:value-type="float" office:value="19.7314">
            <text:p>19.7314</text:p>
          </table:table-cell>
          <table:table-cell table:style-name="ce4" office:value-type="string">
            <text:p>2.92539e-18</text:p>
          </table:table-cell>
          <table:table-cell table:style-name="ce4" office:value-type="string">
            <text:p>9.52313e-17</text:p>
          </table:table-cell>
          <table:table-cell office:value-type="float" office:value="2.98033">
            <text:p>2.98033</text:p>
          </table:table-cell>
          <table:table-cell/>
          <table:table-cell/>
          <table:table-cell table:number-columns-repeated="1015"/>
        </table:table-row>
        <table:table-row table:style-name="ro1">
          <table:table-cell office:value-type="string">
            <text:p>w1660</text:p>
          </table:table-cell>
          <table:table-cell office:value-type="float" office:value="0.99">
            <text:p>0.99</text:p>
          </table:table-cell>
          <table:table-cell office:value-type="float" office:value="1.14567">
            <text:p>1.14567</text:p>
          </table:table-cell>
          <table:table-cell office:value-type="float" office:value="19.4396">
            <text:p>19.4396</text:p>
          </table:table-cell>
          <table:table-cell table:style-name="ce4" office:value-type="string">
            <text:p>1.1024e-18</text:p>
          </table:table-cell>
          <table:table-cell table:formula="of:=[.I41]-[.E41]" office:value-type="float" office:value="4.47056673607642E-016">
            <text:p>4.47056673607642E-016</text:p>
          </table:table-cell>
          <table:table-cell office:value-type="float" office:value="0.242615">
            <text:p>0.242615</text:p>
          </table:table-cell>
          <table:table-cell/>
          <table:table-cell table:formula="of:=[.D41]/(EXP([.B41]*[.$B$2]/([.$B$1]*[.$B$3]))-1)" office:value-type="float" office:value="4.48159073607642E-016">
            <text:p>4.48159073607642E-016</text:p>
          </table:table-cell>
          <table:table-cell table:number-columns-repeated="1015"/>
        </table:table-row>
        <table:table-row table:style-name="ro1">
          <table:table-cell office:value-type="string">
            <text:p>W1660</text:p>
          </table:table-cell>
          <table:table-cell office:value-type="float" office:value="0.99">
            <text:p>0.99</text:p>
          </table:table-cell>
          <table:table-cell office:value-type="float" office:value="1.12116">
            <text:p>1.12116</text:p>
          </table:table-cell>
          <table:table-cell office:value-type="float" office:value="18.1248">
            <text:p>18.1248</text:p>
          </table:table-cell>
          <table:table-cell table:style-name="ce4" office:value-type="string">
            <text:p>2.65231e-18</text:p>
          </table:table-cell>
          <table:table-cell table:style-name="ce4" office:value-type="string">
            <text:p>4.20995e-16</text:p>
          </table:table-cell>
          <table:table-cell office:value-type="float" office:value="0.626067">
            <text:p>0.626067</text:p>
          </table:table-cell>
          <table:table-cell table:number-columns-repeated="1017"/>
        </table:table-row>
        <table:table-row table:style-name="ro1">
          <table:table-cell office:value-type="string">
            <text:p>W1657</text:p>
          </table:table-cell>
          <table:table-cell office:value-type="float" office:value="1.009">
            <text:p>1.009</text:p>
          </table:table-cell>
          <table:table-cell office:value-type="float" office:value="1.12628">
            <text:p>1.12628</text:p>
          </table:table-cell>
          <table:table-cell office:value-type="float" office:value="26.3237">
            <text:p>26.3237</text:p>
          </table:table-cell>
          <table:table-cell table:style-name="ce4" office:value-type="string">
            <text:p>3.16026e-18</text:p>
          </table:table-cell>
          <table:table-cell table:style-name="ce4" office:value-type="string">
            <text:p>2.91887e-16</text:p>
          </table:table-cell>
          <table:table-cell office:value-type="float" office:value="1.0711">
            <text:p>1.0711</text:p>
          </table:table-cell>
          <table:table-cell table:number-columns-repeated="1017"/>
        </table:table-row>
        <table:table-row table:style-name="ro1">
          <table:table-cell office:value-type="string">
            <text:p>w1642</text:p>
          </table:table-cell>
          <table:table-cell office:value-type="float" office:value="0.996">
            <text:p>0.996</text:p>
          </table:table-cell>
          <table:table-cell office:value-type="float" office:value="1.14923">
            <text:p>1.14923</text:p>
          </table:table-cell>
          <table:table-cell office:value-type="float" office:value="21.2163">
            <text:p>21.2163</text:p>
          </table:table-cell>
          <table:table-cell table:style-name="ce4" office:value-type="string">
            <text:p>1.04807e-18</text:p>
          </table:table-cell>
          <table:table-cell table:formula="of:=[.I44]-[.E44]" office:value-type="float" office:value="3.867294848018E-016">
            <text:p>3.867294848018E-016</text:p>
          </table:table-cell>
          <table:table-cell office:value-type="float" office:value="0.266554">
            <text:p>0.266554</text:p>
          </table:table-cell>
          <table:table-cell/>
          <table:table-cell table:formula="of:=[.D44]/(EXP([.B44]*[.$B$2]/([.$B$1]*[.$B$3]))-1)" office:value-type="float" office:value="3.877775548018E-016">
            <text:p>3.877775548018E-016</text:p>
          </table:table-cell>
          <table:table-cell table:number-columns-repeated="1015"/>
        </table:table-row>
        <table:table-row table:style-name="ro1">
          <table:table-cell office:value-type="string">
            <text:p>W1642</text:p>
          </table:table-cell>
          <table:table-cell office:value-type="float" office:value="0.996">
            <text:p>0.996</text:p>
          </table:table-cell>
          <table:table-cell office:value-type="float" office:value="1.12517">
            <text:p>1.12517</text:p>
          </table:table-cell>
          <table:table-cell office:value-type="float" office:value="20.1414">
            <text:p>20.1414</text:p>
          </table:table-cell>
          <table:table-cell table:style-name="ce4" office:value-type="string">
            <text:p>2.52384e-18</text:p>
          </table:table-cell>
          <table:table-cell table:style-name="ce4" office:value-type="string">
            <text:p>3.70748e-16</text:p>
          </table:table-cell>
          <table:table-cell office:value-type="float" office:value="0.676141">
            <text:p>0.676141</text:p>
          </table:table-cell>
          <table:table-cell table:number-columns-repeated="1017"/>
        </table:table-row>
        <table:table-row table:style-name="ro1">
          <table:table-cell office:value-type="string">
            <text:p>W1632</text:p>
          </table:table-cell>
          <table:table-cell office:value-type="float" office:value="0.991">
            <text:p>0.991</text:p>
          </table:table-cell>
          <table:table-cell office:value-type="float" office:value="1.12021">
            <text:p>1.12021</text:p>
          </table:table-cell>
          <table:table-cell office:value-type="float" office:value="20.0813">
            <text:p>20.0813</text:p>
          </table:table-cell>
          <table:table-cell table:style-name="ce4" office:value-type="string">
            <text:p>3.04844e-18</text:p>
          </table:table-cell>
          <table:table-cell table:style-name="ce4" office:value-type="string">
            <text:p>4.48519e-16</text:p>
          </table:table-cell>
          <table:table-cell office:value-type="float" office:value="0.675078">
            <text:p>0.67507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style-name="ce2"/>
          <table:table-cell table:style-name="ce3" table:number-columns-repeated="7"/>
          <table:table-cell table:style-name="ce3"/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O" table:style-name="ta2">
        <office:forms form:automatic-focus="false" form:apply-design-mode="false"/>
        <table:shapes>
          <draw:frame draw:z-index="0" draw:style-name="gr1" svg:width="6.3in" svg:height="3.5476in" svg:x="0.1409in" svg:y="2.537in">
            <draw:object draw:notify-on-update-of-ranges="ELO.C3:ELO.C3 ELO.C5:ELO.C10 ELO.F3:ELO.F3 ELO.F5:ELO.F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3in" svg:height="3.5476in" svg:x="6.9071in" svg:y="2.5791in">
            <draw:object draw:notify-on-update-of-ranges="ELO.B3:ELO.B8 ELO.F3:ELO.F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6.3in" svg:height="3.5476in" svg:x="0.0976in" svg:y="6.3374in">
            <draw:object draw:notify-on-update-of-ranges="ELO.C3:ELO.C3 ELO.C5:ELO.C10 ELO.I3:ELO.I3 ELO.I5:ELO.I1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6.3in" svg:height="3.548in" svg:x="6.9287in" svg:y="6.3689in">
            <draw:object draw:notify-on-update-of-ranges="ELO.B3:ELO.B8 ELO.I3:ELO.I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svg:width="6.289in" svg:height="3.5476in" svg:x="6.9181in" svg:y="10.7906in">
            <draw:object draw:notify-on-update-of-ranges="ELO.B3:ELO.B8 ELO.J3:ELO.J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5" draw:style-name="gr1" svg:width="6.2894in" svg:height="3.548in" svg:x="0.065in" svg:y="10.622in">
            <draw:object draw:notify-on-update-of-ranges="ELO.C3:ELO.C3 ELO.C5:ELO.C10 ELO.J3:ELO.J3 ELO.J5:ELO.J10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017" table:default-cell-style-name="ce1"/>
        <table:table-row table:style-name="ro2">
          <table:table-cell office:value-type="string">
            <text:p>run</text:p>
          </table:table-cell>
          <table:table-cell office:value-type="string">
            <text:p>thick</text:p>
          </table:table-cell>
          <table:table-cell office:value-type="string">
            <text:p>P-ctc</text:p>
          </table:table-cell>
          <table:table-cell office:value-type="string">
            <text:p>basedope</text:p>
          </table:table-cell>
          <table:table-cell office:value-type="string">
            <text:p>voc</text:p>
          </table:table-cell>
          <table:table-cell office:value-type="string">
            <text:p>voc lim</text:p>
          </table:table-cell>
          <table:table-cell office:value-type="string">
            <text:p>jsc</text:p>
          </table:table-cell>
          <table:table-cell table:style-name="ce4" office:value-type="string">
            <text:p>j0r</text:p>
          </table:table-cell>
          <table:table-cell office:value-type="string">
            <text:p>j0nr</text:p>
          </table:table-cell>
          <table:table-cell office:value-type="string">
            <text:p>ere</text:p>
          </table:table-cell>
          <table:table-cell table:number-columns-repeated="1014"/>
        </table:table-row>
        <table:table-row table:style-name="ro1">
          <table:table-cell office:value-type="string">
            <text:p>w1735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1.019">
            <text:p>1.019</text:p>
          </table:table-cell>
          <table:table-cell office:value-type="float" office:value="1.1528">
            <text:p>1.1528</text:p>
          </table:table-cell>
          <table:table-cell office:value-type="float" office:value="21.5277">
            <text:p>21.5277</text:p>
          </table:table-cell>
          <table:table-cell table:style-name="ce4" office:value-type="string">
            <text:p>9.26551E-19</text:p>
          </table:table-cell>
          <table:table-cell table:style-name="ce5" table:formula="of:=[.L2]-[.H2]" office:value-type="float" office:value="1.60653806190978E-016">
            <text:p>1.61E-016</text:p>
          </table:table-cell>
          <table:table-cell office:value-type="float" office:value="0.565353">
            <text:p>0.565353</text:p>
          </table:table-cell>
          <table:table-cell/>
          <table:table-cell office:value-type="float" office:value="1.61580357190978E-016">
            <text:p>1.61580357190978E-016</text:p>
          </table:table-cell>
          <table:table-cell table:number-columns-repeated="1012"/>
        </table:table-row>
        <table:table-row table:style-name="ro1">
          <table:table-cell office:value-type="string">
            <text:p>w1689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1">
            <text:p>1.01</text:p>
          </table:table-cell>
          <table:table-cell office:value-type="float" office:value="1.12322">
            <text:p>1.12322</text:p>
          </table:table-cell>
          <table:table-cell office:value-type="float" office:value="19.3732">
            <text:p>19.3732</text:p>
          </table:table-cell>
          <table:table-cell table:style-name="ce4" office:value-type="string">
            <text:p>2.61746E-18</text:p>
          </table:table-cell>
          <table:table-cell table:style-name="ce6" office:value-type="float" office:value="2.06287E-016">
            <text:p>2.06E-016</text:p>
          </table:table-cell>
          <table:table-cell office:value-type="float" office:value="1.25294">
            <text:p>1.25294</text:p>
          </table:table-cell>
          <table:table-cell table:number-columns-repeated="1014"/>
        </table:table-row>
        <table:table-row table:style-name="ro1">
          <table:table-cell office:value-type="string">
            <text:p>w1683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3">
            <text:p>1.03</text:p>
          </table:table-cell>
          <table:table-cell office:value-type="float" office:value="1.12651">
            <text:p>1.12651</text:p>
          </table:table-cell>
          <table:table-cell office:value-type="float" office:value="21.711">
            <text:p>21.711</text:p>
          </table:table-cell>
          <table:table-cell table:style-name="ce4" office:value-type="string">
            <text:p>2.58283E-18</text:p>
          </table:table-cell>
          <table:table-cell table:style-name="ce6" office:value-type="float" office:value="1.05421E-016">
            <text:p>1.05E-016</text:p>
          </table:table-cell>
          <table:table-cell office:value-type="float" office:value="2.39142">
            <text:p>2.39142</text:p>
          </table:table-cell>
          <table:table-cell table:number-columns-repeated="1014"/>
        </table:table-row>
        <table:table-row table:style-name="ro1">
          <table:table-cell office:value-type="string">
            <text:p>W1664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1">
            <text:p>1.01</text:p>
          </table:table-cell>
          <table:table-cell office:value-type="float" office:value="1.12101">
            <text:p>1.12101</text:p>
          </table:table-cell>
          <table:table-cell office:value-type="float" office:value="19.6883">
            <text:p>19.6883</text:p>
          </table:table-cell>
          <table:table-cell table:style-name="ce4" office:value-type="string">
            <text:p>2.89745E-18</text:p>
          </table:table-cell>
          <table:table-cell table:style-name="ce6" office:value-type="float" office:value="2.09404E-016">
            <text:p>2.09E-016</text:p>
          </table:table-cell>
          <table:table-cell office:value-type="float" office:value="1.36478">
            <text:p>1.36478</text:p>
          </table:table-cell>
          <table:table-cell table:number-columns-repeated="1014"/>
        </table:table-row>
        <table:table-row table:style-name="ro1">
          <table:table-cell office:value-type="string">
            <text:p>W1662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3">
            <text:p>1.03</text:p>
          </table:table-cell>
          <table:table-cell office:value-type="float" office:value="1.12082">
            <text:p>1.12082</text:p>
          </table:table-cell>
          <table:table-cell office:value-type="float" office:value="19.7314">
            <text:p>19.7314</text:p>
          </table:table-cell>
          <table:table-cell table:style-name="ce4" office:value-type="string">
            <text:p>2.92539E-18</text:p>
          </table:table-cell>
          <table:table-cell table:style-name="ce6" office:value-type="float" office:value="9.52313E-017">
            <text:p>9.52E-017</text:p>
          </table:table-cell>
          <table:table-cell office:value-type="float" office:value="2.98033">
            <text:p>2.98033</text:p>
          </table:table-cell>
          <table:table-cell table:number-columns-repeated="1014"/>
        </table:table-row>
        <table:table-row table:style-name="ro1">
          <table:table-cell office:value-type="string">
            <text:p>W166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0.99">
            <text:p>0.99</text:p>
          </table:table-cell>
          <table:table-cell office:value-type="float" office:value="1.12116">
            <text:p>1.12116</text:p>
          </table:table-cell>
          <table:table-cell office:value-type="float" office:value="18.1248">
            <text:p>18.1248</text:p>
          </table:table-cell>
          <table:table-cell table:style-name="ce4" office:value-type="string">
            <text:p>2.65231E-18</text:p>
          </table:table-cell>
          <table:table-cell table:style-name="ce6" office:value-type="float" office:value="4.20995E-016">
            <text:p>4.21E-016</text:p>
          </table:table-cell>
          <table:table-cell office:value-type="float" office:value="0.626067">
            <text:p>0.626067</text:p>
          </table:table-cell>
          <table:table-cell table:number-columns-repeated="1014"/>
        </table:table-row>
        <table:table-row table:style-name="ro1">
          <table:table-cell office:value-type="string">
            <text:p>W1657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09">
            <text:p>1.009</text:p>
          </table:table-cell>
          <table:table-cell office:value-type="float" office:value="1.12628">
            <text:p>1.12628</text:p>
          </table:table-cell>
          <table:table-cell office:value-type="float" office:value="26.3237">
            <text:p>26.3237</text:p>
          </table:table-cell>
          <table:table-cell table:style-name="ce4" office:value-type="string">
            <text:p>3.16026E-18</text:p>
          </table:table-cell>
          <table:table-cell table:style-name="ce6" office:value-type="float" office:value="2.91887E-016">
            <text:p>2.92E-016</text:p>
          </table:table-cell>
          <table:table-cell office:value-type="float" office:value="1.0711">
            <text:p>1.0711</text:p>
          </table:table-cell>
          <table:table-cell table:number-columns-repeated="1014"/>
        </table:table-row>
        <table:table-row table:style-name="ro1">
          <table:table-cell office:value-type="string">
            <text:p>W1642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.996">
            <text:p>0.996</text:p>
          </table:table-cell>
          <table:table-cell office:value-type="float" office:value="1.12517">
            <text:p>1.12517</text:p>
          </table:table-cell>
          <table:table-cell office:value-type="float" office:value="20.1414">
            <text:p>20.1414</text:p>
          </table:table-cell>
          <table:table-cell table:style-name="ce4" office:value-type="string">
            <text:p>2.52384E-18</text:p>
          </table:table-cell>
          <table:table-cell table:style-name="ce6" office:value-type="float" office:value="3.70748E-016">
            <text:p>3.71E-016</text:p>
          </table:table-cell>
          <table:table-cell office:value-type="float" office:value="0.676141">
            <text:p>0.676141</text:p>
          </table:table-cell>
          <table:table-cell table:number-columns-repeated="1014"/>
        </table:table-row>
        <table:table-row table:style-name="ro1">
          <table:table-cell office:value-type="string">
            <text:p>W1632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0.991">
            <text:p>0.991</text:p>
          </table:table-cell>
          <table:table-cell office:value-type="float" office:value="1.12021">
            <text:p>1.12021</text:p>
          </table:table-cell>
          <table:table-cell office:value-type="float" office:value="20.0813">
            <text:p>20.0813</text:p>
          </table:table-cell>
          <table:table-cell table:style-name="ce4" office:value-type="string">
            <text:p>3.04844E-18</text:p>
          </table:table-cell>
          <table:table-cell table:style-name="ce6" office:value-type="float" office:value="4.48519E-016">
            <text:p>4.49E-016</text:p>
          </table:table-cell>
          <table:table-cell office:value-type="float" office:value="0.675078">
            <text:p>0.675078</text:p>
          </table:table-cell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" table:style-name="ta3">
        <office:forms form:automatic-focus="false" form:apply-design-mode="false"/>
        <table:shapes>
          <draw:frame draw:z-index="0" draw:style-name="gr1" svg:width="6.3004in" svg:height="3.5476in" svg:x="0.3358in" svg:y="2.9579in">
            <draw:object draw:notify-on-update-of-ranges="SUB.D2:SUB.D7 SUB.F2:SUB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004in" svg:height="3.5476in" svg:x="0.2819in" svg:y="10.2535in">
            <draw:object draw:notify-on-update-of-ranges="SUB.D2:SUB.D7 SUB.I2:SUB.I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894in" svg:height="3.5476in" svg:x="0.2929in" svg:y="6.548in">
            <draw:object draw:notify-on-update-of-ranges="SUB.D2:SUB.D7 SUB.J2:SUB.J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6.7228in" svg:y="3.0764in">
            <draw:object draw:notify-on-update-of-ranges="SUB.B7:SUB.B16 SUB.F7:SUB.F1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3004in" svg:height="3.5476in" svg:x="6.7339in" svg:y="6.7795in">
            <draw:object draw:notify-on-update-of-ranges="SUB.B7:SUB.B16 SUB.I7:SUB.I16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svg:width="6.2894in" svg:height="3.548in" svg:x="6.8209in" svg:y="10.822in">
            <draw:object draw:notify-on-update-of-ranges="SUB.B7:SUB.B16 SUB.J7:SUB.J16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7" table:default-cell-style-name="ce1"/>
        <table:table-row table:style-name="ro2">
          <table:table-cell office:value-type="string">
            <text:p>run</text:p>
          </table:table-cell>
          <table:table-cell office:value-type="string">
            <text:p>thick</text:p>
          </table:table-cell>
          <table:table-cell office:value-type="string">
            <text:p>P-ctc</text:p>
          </table:table-cell>
          <table:table-cell office:value-type="string">
            <text:p>basedope</text:p>
          </table:table-cell>
          <table:table-cell office:value-type="string">
            <text:p>voc</text:p>
          </table:table-cell>
          <table:table-cell office:value-type="string">
            <text:p>voc lim</text:p>
          </table:table-cell>
          <table:table-cell office:value-type="string">
            <text:p>jsc</text:p>
          </table:table-cell>
          <table:table-cell table:style-name="ce4" office:value-type="string">
            <text:p>j0r</text:p>
          </table:table-cell>
          <table:table-cell office:value-type="string">
            <text:p>j0nr</text:p>
          </table:table-cell>
          <table:table-cell office:value-type="string">
            <text:p>ere</text:p>
          </table:table-cell>
          <table:table-cell table:number-columns-repeated="1014"/>
        </table:table-row>
        <table:table-row table:style-name="ro1">
          <table:table-cell office:value-type="string">
            <text:p>w1734</text:p>
          </table:table-cell>
          <table:table-cell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1.028">
            <text:p>1.028</text:p>
          </table:table-cell>
          <table:table-cell office:value-type="float" office:value="1.1482">
            <text:p>1.1482</text:p>
          </table:table-cell>
          <table:table-cell office:value-type="float" office:value="20.5595">
            <text:p>20.5595</text:p>
          </table:table-cell>
          <table:table-cell table:style-name="ce4" office:value-type="string">
            <text:p>1.05696e-18</text:p>
          </table:table-cell>
          <table:table-cell office:value-type="float" office:value="1.07875097297655E-016">
            <text:p>1.07875097297655E-016</text:p>
          </table:table-cell>
          <table:table-cell office:value-type="float" office:value="0.956506">
            <text:p>0.956506</text:p>
          </table:table-cell>
          <table:table-cell table:number-columns-repeated="1014"/>
        </table:table-row>
        <table:table-row table:style-name="ro1">
          <table:table-cell office:value-type="string">
            <text:p>w1718</text:p>
          </table:table-cell>
          <table:table-cell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0.996">
            <text:p>0.996</text:p>
          </table:table-cell>
          <table:table-cell office:value-type="float" office:value="1.14386">
            <text:p>1.14386</text:p>
          </table:table-cell>
          <table:table-cell office:value-type="float" office:value="18.4515">
            <text:p>18.4515</text:p>
          </table:table-cell>
          <table:table-cell table:style-name="ce4" office:value-type="string">
            <text:p>1.12229e-18</text:p>
          </table:table-cell>
          <table:table-cell office:value-type="float" office:value="3.36122071760788E-016">
            <text:p>3.36122071760788E-016</text:p>
          </table:table-cell>
          <table:table-cell office:value-type="float" office:value="0.328201">
            <text:p>0.328201</text:p>
          </table:table-cell>
          <table:table-cell table:number-columns-repeated="1014"/>
        </table:table-row>
        <table:table-row table:style-name="ro1">
          <table:table-cell office:value-type="string">
            <text:p>w1717</text:p>
          </table:table-cell>
          <table:table-cell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1.02">
            <text:p>1.02</text:p>
          </table:table-cell>
          <table:table-cell office:value-type="float" office:value="1.14527">
            <text:p>1.14527</text:p>
          </table:table-cell>
          <table:table-cell office:value-type="float" office:value="18.822">
            <text:p>18.822</text:p>
          </table:table-cell>
          <table:table-cell table:style-name="ce4" office:value-type="string">
            <text:p>1.08385e-18</text:p>
          </table:table-cell>
          <table:table-cell office:value-type="float" office:value="1.34826143608269E-016">
            <text:p>1.34826143608269E-016</text:p>
          </table:table-cell>
          <table:table-cell office:value-type="float" office:value="0.786232">
            <text:p>0.786232</text:p>
          </table:table-cell>
          <table:table-cell table:number-columns-repeated="1014"/>
        </table:table-row>
        <table:table-row table:style-name="ro1">
          <table:table-cell office:value-type="string">
            <text:p>w1707-1</text:p>
          </table:table-cell>
          <table:table-cell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1.052">
            <text:p>1.052</text:p>
          </table:table-cell>
          <table:table-cell office:value-type="float" office:value="1.14865">
            <text:p>1.14865</text:p>
          </table:table-cell>
          <table:table-cell office:value-type="float" office:value="20.781">
            <text:p>20.781</text:p>
          </table:table-cell>
          <table:table-cell table:style-name="ce4" office:value-type="string">
            <text:p>1.0501e-18</text:p>
          </table:table-cell>
          <table:table-cell office:value-type="float" office:value="4.24491934156741E-017">
            <text:p>4.24491934156741E-017</text:p>
          </table:table-cell>
          <table:table-cell office:value-type="float" office:value="2.37897">
            <text:p>2.37897</text:p>
          </table:table-cell>
          <table:table-cell table:number-columns-repeated="1014"/>
        </table:table-row>
        <table:table-row table:style-name="ro1">
          <table:table-cell office:value-type="string">
            <text:p>w1703</text:p>
          </table:table-cell>
          <table:table-cell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1.035">
            <text:p>1.035</text:p>
          </table:table-cell>
          <table:table-cell office:value-type="float" office:value="1.14751">
            <text:p>1.14751</text:p>
          </table:table-cell>
          <table:table-cell office:value-type="float" office:value="28.7691">
            <text:p>28.7691</text:p>
          </table:table-cell>
          <table:table-cell table:style-name="ce4" office:value-type="string">
            <text:p>1.51929e-18</text:p>
          </table:table-cell>
          <table:table-cell office:value-type="float" office:value="1.14741233881266E-016">
            <text:p>1.14741233881266E-016</text:p>
          </table:table-cell>
          <table:table-cell office:value-type="float" office:value="1.2881">
            <text:p>1.2881</text:p>
          </table:table-cell>
          <table:table-cell table:number-columns-repeated="1014"/>
        </table:table-row>
        <table:table-row table:style-name="ro1">
          <table:table-cell office:value-type="string">
            <text:p>w1691</text:p>
          </table:table-cell>
          <table:table-cell office:value-type="float" office:value="2.8">
            <text:p>2.8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0.954">
            <text:p>0.954</text:p>
          </table:table-cell>
          <table:table-cell office:value-type="float" office:value="1.14396">
            <text:p>1.14396</text:p>
          </table:table-cell>
          <table:table-cell office:value-type="float" office:value="22.0558">
            <text:p>22.0558</text:p>
          </table:table-cell>
          <table:table-cell table:style-name="ce4" office:value-type="string">
            <text:p>1.33625e-18</text:p>
          </table:table-cell>
          <table:table-cell office:value-type="float" office:value="2.04632815059097E-015">
            <text:p>2.04632815059097E-015</text:p>
          </table:table-cell>
          <table:table-cell office:value-type="float" office:value="0.0643961">
            <text:p>0.0643961</text:p>
          </table:table-cell>
          <table:table-cell table:number-columns-repeated="1014"/>
        </table:table-row>
        <table:table-row table:style-name="ro1">
          <table:table-cell office:value-type="string">
            <text:p>w1682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2">
            <text:p>1.02</text:p>
          </table:table-cell>
          <table:table-cell office:value-type="float" office:value="1.15948">
            <text:p>1.15948</text:p>
          </table:table-cell>
          <table:table-cell office:value-type="float" office:value="13.7813">
            <text:p>13.7813</text:p>
          </table:table-cell>
          <table:table-cell table:style-name="ce4" office:value-type="string">
            <text:p>4.5809e-19</text:p>
          </table:table-cell>
          <table:table-cell office:value-type="float" office:value="9.90539913363958E-017">
            <text:p>9.90539913363958E-017</text:p>
          </table:table-cell>
          <table:table-cell office:value-type="float" office:value="0.453845">
            <text:p>0.453845</text:p>
          </table:table-cell>
          <table:table-cell table:number-columns-repeated="1014"/>
        </table:table-row>
        <table:table-row table:style-name="ro1">
          <table:table-cell office:value-type="string">
            <text:p>w1680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3">
            <text:p>1.03</text:p>
          </table:table-cell>
          <table:table-cell office:value-type="float" office:value="1.16148">
            <text:p>1.16148</text:p>
          </table:table-cell>
          <table:table-cell office:value-type="float" office:value="14.7114">
            <text:p>14.7114</text:p>
          </table:table-cell>
          <table:table-cell table:style-name="ce4" office:value-type="string">
            <text:p>4.52588e-19</text:p>
          </table:table-cell>
          <table:table-cell office:value-type="float" office:value="7.16891406915573E-017">
            <text:p>7.16891406915573E-017</text:p>
          </table:table-cell>
          <table:table-cell office:value-type="float" office:value="0.618426">
            <text:p>0.618426</text:p>
          </table:table-cell>
          <table:table-cell table:number-columns-repeated="1014"/>
        </table:table-row>
        <table:table-row table:style-name="ro1">
          <table:table-cell office:value-type="string">
            <text:p>w1679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0.99">
            <text:p>0.99</text:p>
          </table:table-cell>
          <table:table-cell office:value-type="float" office:value="1.16043">
            <text:p>1.16043</text:p>
          </table:table-cell>
          <table:table-cell office:value-type="float" office:value="13.8406">
            <text:p>13.8406</text:p>
          </table:table-cell>
          <table:table-cell table:style-name="ce4" office:value-type="string">
            <text:p>4.43347e-19</text:p>
          </table:table-cell>
          <table:table-cell office:value-type="float" office:value="3.1863680249762E-016">
            <text:p>3.1863680249762E-016</text:p>
          </table:table-cell>
          <table:table-cell office:value-type="float" office:value="0.137043">
            <text:p>0.137043</text:p>
          </table:table-cell>
          <table:table-cell table:number-columns-repeated="1014"/>
        </table:table-row>
        <table:table-row table:style-name="ro1">
          <table:table-cell office:value-type="string">
            <text:p>w1678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3">
            <text:p>1.03</text:p>
          </table:table-cell>
          <table:table-cell office:value-type="float" office:value="1.16218">
            <text:p>1.16218</text:p>
          </table:table-cell>
          <table:table-cell office:value-type="float" office:value="14.129">
            <text:p>14.129</text:p>
          </table:table-cell>
          <table:table-cell table:style-name="ce4" office:value-type="string">
            <text:p>4.23014e-19</text:p>
          </table:table-cell>
          <table:table-cell office:value-type="float" office:value="6.88627429424401E-017">
            <text:p>6.88627429424401E-017</text:p>
          </table:table-cell>
          <table:table-cell office:value-type="float" office:value="0.601842">
            <text:p>0.601842</text:p>
          </table:table-cell>
          <table:table-cell table:number-columns-repeated="1014"/>
        </table:table-row>
        <table:table-row table:style-name="ro1">
          <table:table-cell office:value-type="string">
            <text:p>w1675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2">
            <text:p>1.02</text:p>
          </table:table-cell>
          <table:table-cell office:value-type="float" office:value="1.16232">
            <text:p>1.16232</text:p>
          </table:table-cell>
          <table:table-cell office:value-type="float" office:value="14.7345">
            <text:p>14.7345</text:p>
          </table:table-cell>
          <table:table-cell table:style-name="ce4" office:value-type="string">
            <text:p>4.38674e-19</text:p>
          </table:table-cell>
          <table:table-cell office:value-type="float" office:value="1.0595627875853E-016">
            <text:p>1.0595627875853E-016</text:p>
          </table:table-cell>
          <table:table-cell office:value-type="float" office:value="0.406493">
            <text:p>0.406493</text:p>
          </table:table-cell>
          <table:table-cell table:number-columns-repeated="1014"/>
        </table:table-row>
        <table:table-row table:style-name="ro1">
          <table:table-cell office:value-type="string">
            <text:p>w1674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1">
            <text:p>1.01</text:p>
          </table:table-cell>
          <table:table-cell office:value-type="float" office:value="1.1611">
            <text:p>1.1611</text:p>
          </table:table-cell>
          <table:table-cell office:value-type="float" office:value="14.5685">
            <text:p>14.5685</text:p>
          </table:table-cell>
          <table:table-cell table:style-name="ce4" office:value-type="string">
            <text:p>4.54775e-19</text:p>
          </table:table-cell>
          <table:table-cell office:value-type="float" office:value="1.54445983152992E-016">
            <text:p>1.54445983152992E-016</text:p>
          </table:table-cell>
          <table:table-cell office:value-type="float" office:value="0.289492">
            <text:p>0.289492</text:p>
          </table:table-cell>
          <table:table-cell table:number-columns-repeated="1014"/>
        </table:table-row>
        <table:table-row table:style-name="ro1">
          <table:table-cell office:value-type="string">
            <text:p>w1672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4">
            <text:p>1.04</text:p>
          </table:table-cell>
          <table:table-cell office:value-type="float" office:value="1.16126">
            <text:p>1.16126</text:p>
          </table:table-cell>
          <table:table-cell office:value-type="float" office:value="14.3923">
            <text:p>14.3923</text:p>
          </table:table-cell>
          <table:table-cell table:style-name="ce4" office:value-type="string">
            <text:p>4.4648e-19</text:p>
          </table:table-cell>
          <table:table-cell office:value-type="float" office:value="4.74837664181835E-017">
            <text:p>4.74837664181835E-017</text:p>
          </table:table-cell>
          <table:table-cell office:value-type="float" office:value="0.918128">
            <text:p>0.918128</text:p>
          </table:table-cell>
          <table:table-cell table:number-columns-repeated="1014"/>
        </table:table-row>
        <table:table-row table:style-name="ro1">
          <table:table-cell office:value-type="string">
            <text:p>w1671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4">
            <text:p>1.04</text:p>
          </table:table-cell>
          <table:table-cell office:value-type="float" office:value="1.16115">
            <text:p>1.16115</text:p>
          </table:table-cell>
          <table:table-cell office:value-type="float" office:value="14.6284">
            <text:p>14.6284</text:p>
          </table:table-cell>
          <table:table-cell table:style-name="ce4" office:value-type="string">
            <text:p>4.55803e-19</text:p>
          </table:table-cell>
          <table:table-cell office:value-type="float" office:value="4.82607201897442E-017">
            <text:p>4.82607201897442E-017</text:p>
          </table:table-cell>
          <table:table-cell office:value-type="float" office:value="0.922171">
            <text:p>0.922171</text:p>
          </table:table-cell>
          <table:table-cell table:number-columns-repeated="1014"/>
        </table:table-row>
        <table:table-row table:style-name="ro1">
          <table:table-cell office:value-type="string">
            <text:p>w1670</text:p>
          </table:table-cell>
          <table:table-cell office:value-type="float" office:value="0.5">
            <text:p>0.5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.04">
            <text:p>1.04</text:p>
          </table:table-cell>
          <table:table-cell office:value-type="float" office:value="1.16305">
            <text:p>1.16305</text:p>
          </table:table-cell>
          <table:table-cell office:value-type="float" office:value="14.7383">
            <text:p>14.7383</text:p>
          </table:table-cell>
          <table:table-cell table:style-name="ce4" office:value-type="string">
            <text:p>4.26603e-19</text:p>
          </table:table-cell>
          <table:table-cell office:value-type="float" office:value="4.86559168741767E-017">
            <text:p>4.86559168741767E-017</text:p>
          </table:table-cell>
          <table:table-cell office:value-type="float" office:value="0.856659">
            <text:p>0.856659</text:p>
          </table:table-cell>
          <table:table-cell table:number-columns-repeated="101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7:Sheet1.I4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SUB.A8:SUB.N16" table:contains-header="false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16:15:14</meta:creation-date>
    <meta:initial-creator>timo </meta:initial-creator>
    <meta:editing-cycles>0</meta:editing-cycles>
    <meta:editing-duration>P0D</meta:editing-duration>
    <meta:generator>LibreOffice/3.5$Linux_x86 LibreOffice_project/350m1$Build-2</meta:generator>
    <meta:printed-by>timo </meta:printed-by>
    <meta:print-date>2013-05-14T13:45:26</meta:print-date>
    <meta:document-statistic meta:table-count="3" meta:cell-count="59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12cm" xlink:href=".." xlink:type="simple" chart:class="chart:scatter" chart:style-name="ch1">
        <chart:subtitle svg:x="0cm" svg:y="0cm" chart:style-name="ch2">
          <text:p/>
        </chart:subtitle>
        <chart:legend chart:legend-position="end" svg:x="13.767cm" svg:y="4.207cm" style:legend-expansion="high" chart:style-name="ch3"/>
        <chart:plot-area chart:style-name="ch4" table:cell-range-address="SUB.D2:SUB.D7 SUB.F2:SUB.F7" svg:x="1.331cm" svg:y="0.855cm" svg:width="11.796cm" svg:height="6.996cm">
          <chartooo:coordinate-region svg:x="2.429cm" svg:y="1.054cm" svg:width="10.512cm" svg:height="6.15cm"/>
          <chart:axis chart:dimension="x" chart:name="primary-x" chart:style-name="ch5">
            <chart:title svg:x="5.664cm" svg:y="8.031cm" chart:style-name="ch6">
              <text:p>Basedoping (/10^16)</text:p>
            </chart:title>
          </chart:axis>
          <chart:axis chart:dimension="y" chart:name="primary-y" chart:style-name="ch5">
            <chart:title svg:x="0.451cm" svg:y="5.323cm" chart:style-name="ch7">
              <text:p>Voc Limit (V)</text:p>
            </chart:title>
            <chart:grid chart:style-name="ch8" chart:class="major"/>
          </chart:axis>
          <chart:series chart:style-name="ch9" chart:values-cell-range-address="SUB.F2:SUB.F7" chart:class="chart:scatter">
            <chart:domain table:cell-range-address="SUB.D2:SUB.D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UB.D2:SUB.D7</svg:desc>
                </draw:g>
              </table:table-cell>
              <table:table-cell office:value-type="float" office:value="1.1482">
                <text:p>1.1482</text:p>
                <draw:g>
                  <svg:desc>SUB.F2:SUB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.14386">
                <text:p>1.14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.14527">
                <text:p>1.145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14865">
                <text:p>1.14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.14751">
                <text:p>1.147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.14396">
                <text:p>1.14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6cm" svg:height="9.013cm" xlink:href=".." xlink:type="simple" chart:class="chart:scatter" chart:style-name="ch1">
        <chart:subtitle svg:x="0cm" svg:y="0cm" chart:style-name="ch2">
          <text:p/>
        </chart:subtitle>
        <chart:legend chart:legend-position="end" svg:x="13.766cm" svg:y="4.207cm" style:legend-expansion="high" chart:style-name="ch3"/>
        <chart:plot-area chart:style-name="ch4" table:cell-range-address="ELO.C3:ELO.C3 ELO.C5:ELO.C10 ELO.J3:ELO.J3 ELO.J5:ELO.J10" svg:x="1.33cm" svg:y="0.855cm" svg:width="11.798cm" svg:height="6.997cm">
          <chartooo:coordinate-region svg:x="2.057cm" svg:y="1.055cm" svg:width="10.791cm" svg:height="6.15cm"/>
          <chart:axis chart:dimension="x" chart:name="primary-x" chart:style-name="ch5">
            <chart:title svg:x="6.828cm" svg:y="8.032cm" chart:style-name="ch6">
              <text:p>p-ctc</text:p>
            </chart:title>
          </chart:axis>
          <chart:axis chart:dimension="y" chart:name="primary-y" chart:style-name="ch5">
            <chart:title svg:x="0.451cm" svg:y="5.032cm" chart:style-name="ch7">
              <text:p>ERE (%)</text:p>
            </chart:title>
            <chart:grid chart:style-name="ch8" chart:class="major"/>
          </chart:axis>
          <chart:series chart:style-name="ch9" chart:values-cell-range-address="ELO.J3:ELO.J3 ELO.J5:ELO.J10" chart:class="chart:scatter">
            <chart:domain table:cell-range-address="ELO.C3:ELO.C3 ELO.C5:ELO.C10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>Column J 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ELO.C3:ELO.C3 ELO.C5:ELO.C10</svg:desc>
                </draw:g>
              </table:table-cell>
              <table:table-cell office:value-type="float" office:value="1.25294">
                <text:p>1.25294</text:p>
                <draw:g>
                  <svg:desc>ELO.J3:ELO.J3 ELO.J5:ELO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1.36478">
                <text:p>1.36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.98033">
                <text:p>2.98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0.626067">
                <text:p>0.626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1.0711">
                <text:p>1.0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676141">
                <text:p>0.676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675078">
                <text:p>0.67507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12cm" xlink:href=".." xlink:type="simple" chart:class="chart:scatter" chart:style-name="ch1">
        <chart:subtitle svg:x="0cm" svg:y="0cm" chart:style-name="ch2">
          <text:p/>
        </chart:subtitle>
        <chart:legend chart:legend-position="end" svg:x="13.873cm" svg:y="4.207cm" style:legend-expansion="high" chart:style-name="ch3"/>
        <chart:plot-area chart:style-name="ch4" table:cell-range-address="SUB.B7:SUB.B16 SUB.I7:SUB.I16" svg:x="1.331cm" svg:y="0.855cm" svg:width="11.902cm" svg:height="6.996cm">
          <chartooo:coordinate-region svg:x="2.958cm" svg:y="1.055cm" svg:width="10.181cm" svg:height="6.149cm"/>
          <chart:axis chart:dimension="x" chart:name="primary-x" chart:style-name="ch5">
            <chart:title svg:x="6.55cm" svg:y="8.031cm" chart:style-name="ch6">
              <text:p>thickness</text:p>
            </chart:title>
          </chart:axis>
          <chart:axis chart:dimension="y" chart:name="primary-y" chart:style-name="ch5">
            <chart:title svg:x="0.451cm" svg:y="4.767cm" chart:style-name="ch7">
              <text:p>Jo nr</text:p>
            </chart:title>
            <chart:grid chart:style-name="ch8" chart:class="major"/>
          </chart:axis>
          <chart:series chart:style-name="ch9" chart:values-cell-range-address="SUB.I7:SUB.I16" chart:class="chart:scatter">
            <chart:domain table:cell-range-address="SUB.B7:SUB.B16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">
                <text:p>2.8</text:p>
                <draw:g>
                  <svg:desc>SUB.B7:SUB.B16</svg:desc>
                </draw:g>
              </table:table-cell>
              <table:table-cell office:value-type="float" office:value="2.04632815059097E-015">
                <text:p>2.04632815059097E-015</text:p>
                <draw:g>
                  <svg:desc>SUB.I7:SUB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.90539913363958E-017">
                <text:p>9.90539913363958E-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7.16891406915573E-017">
                <text:p>7.16891406915573E-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3.1863680249762E-016">
                <text:p>3.1863680249762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6.88627429424401E-017">
                <text:p>6.88627429424401E-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0595627875853E-016">
                <text:p>1.0595627875853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54445983152992E-016">
                <text:p>1.54445983152992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74837664181835E-017">
                <text:p>4.74837664181835E-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82607201897442E-017">
                <text:p>4.82607201897442E-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4.86559168741767E-017">
                <text:p>4.86559168741767E-01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6cm" svg:height="9.013cm" xlink:href=".." xlink:type="simple" chart:class="chart:scatter" chart:style-name="ch1">
        <chart:subtitle svg:x="0cm" svg:y="0cm" chart:style-name="ch2">
          <text:p/>
        </chart:subtitle>
        <chart:legend chart:legend-position="end" svg:x="13.766cm" svg:y="4.207cm" style:legend-expansion="high" chart:style-name="ch3"/>
        <chart:plot-area chart:style-name="ch4" table:cell-range-address="SUB.B7:SUB.B16 SUB.J7:SUB.J16" svg:x="1.33cm" svg:y="0.855cm" svg:width="11.798cm" svg:height="6.997cm">
          <chartooo:coordinate-region svg:x="2.057cm" svg:y="1.054cm" svg:width="10.977cm" svg:height="6.151cm"/>
          <chart:axis chart:dimension="x" chart:name="primary-x" chart:style-name="ch5">
            <chart:title svg:x="6.497cm" svg:y="8.032cm" chart:style-name="ch6">
              <text:p>thickness</text:p>
            </chart:title>
          </chart:axis>
          <chart:axis chart:dimension="y" chart:name="primary-y" chart:style-name="ch5">
            <chart:title svg:x="0.451cm" svg:y="4.992cm" chart:style-name="ch7">
              <text:p>ERE(%)</text:p>
            </chart:title>
            <chart:grid chart:style-name="ch8" chart:class="major"/>
          </chart:axis>
          <chart:series chart:style-name="ch9" chart:values-cell-range-address="SUB.J7:SUB.J16" chart:class="chart:scatter">
            <chart:domain table:cell-range-address="SUB.B7:SUB.B16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">
                <text:p>2.8</text:p>
                <draw:g>
                  <svg:desc>SUB.B7:SUB.B16</svg:desc>
                </draw:g>
              </table:table-cell>
              <table:table-cell office:value-type="float" office:value="0.0643961">
                <text:p>0.0643961</text:p>
                <draw:g>
                  <svg:desc>SUB.J7:SUB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453845">
                <text:p>0.453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618426">
                <text:p>0.618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137043">
                <text:p>0.137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601842">
                <text:p>0.601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406493">
                <text:p>0.406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289492">
                <text:p>0.289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918128">
                <text:p>0.918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922171">
                <text:p>0.922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856659">
                <text:p>0.85665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12cm" xlink:href=".." xlink:type="simple" chart:class="chart:scatter" chart:style-name="ch1">
        <chart:subtitle svg:x="0cm" svg:y="0cm" chart:style-name="ch2">
          <text:p/>
        </chart:subtitle>
        <chart:legend chart:legend-position="end" svg:x="13.873cm" svg:y="4.207cm" style:legend-expansion="high" chart:style-name="ch3"/>
        <chart:plot-area chart:style-name="ch4" table:cell-range-address="SUB.D2:SUB.D7 SUB.I2:SUB.I7" svg:x="1.331cm" svg:y="0.855cm" svg:width="11.902cm" svg:height="6.996cm">
          <chartooo:coordinate-region svg:x="2.958cm" svg:y="1.055cm" svg:width="10.089cm" svg:height="6.149cm"/>
          <chart:axis chart:dimension="x" chart:name="primary-x" chart:style-name="ch5">
            <chart:title svg:x="5.717cm" svg:y="8.031cm" chart:style-name="ch6">
              <text:p>Basedoping (/10^16)</text:p>
            </chart:title>
          </chart:axis>
          <chart:axis chart:dimension="y" chart:name="primary-y" chart:style-name="ch5">
            <chart:title svg:x="0.451cm" svg:y="6.037cm" chart:style-name="ch7">
              <text:p>J 0 non-rad (mA/cm^3)</text:p>
            </chart:title>
            <chart:grid chart:style-name="ch8" chart:class="major"/>
          </chart:axis>
          <chart:series chart:style-name="ch9" chart:values-cell-range-address="SUB.I2:SUB.I7" chart:class="chart:scatter">
            <chart:domain table:cell-range-address="SUB.D2:SUB.D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UB.D2:SUB.D7</svg:desc>
                </draw:g>
              </table:table-cell>
              <table:table-cell office:value-type="float" office:value="1.07875097297655E-016">
                <text:p>1.07875097297655E-016</text:p>
                <draw:g>
                  <svg:desc>SUB.I2:SUB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.36122071760788E-016">
                <text:p>3.36122071760788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.34826143608269E-016">
                <text:p>1.34826143608269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24491934156741E-017">
                <text:p>4.24491934156741E-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.14741233881266E-016">
                <text:p>1.14741233881266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.04632815059097E-015">
                <text:p>2.04632815059097E-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6cm" svg:height="9.012cm" xlink:href=".." xlink:type="simple" chart:class="chart:scatter" chart:style-name="ch1">
        <chart:subtitle svg:x="0cm" svg:y="0cm" chart:style-name="ch2">
          <text:p/>
        </chart:subtitle>
        <chart:legend chart:legend-position="end" svg:x="13.766cm" svg:y="4.207cm" style:legend-expansion="high" chart:style-name="ch3"/>
        <chart:plot-area chart:style-name="ch4" table:cell-range-address="SUB.D2:SUB.D7 SUB.J2:SUB.J7" svg:x="1.33cm" svg:y="0.855cm" svg:width="11.798cm" svg:height="6.996cm">
          <chartooo:coordinate-region svg:x="2.057cm" svg:y="1.055cm" svg:width="10.884cm" svg:height="6.149cm"/>
          <chart:axis chart:dimension="x" chart:name="primary-x" chart:style-name="ch5">
            <chart:title svg:x="5.664cm" svg:y="8.031cm" chart:style-name="ch6">
              <text:p>Basedoping (/10^16)</text:p>
            </chart:title>
          </chart:axis>
          <chart:axis chart:dimension="y" chart:name="primary-y" chart:style-name="ch5">
            <chart:title svg:x="0.451cm" svg:y="5.032cm" chart:style-name="ch7">
              <text:p>ERE (%)</text:p>
            </chart:title>
            <chart:grid chart:style-name="ch8" chart:class="major"/>
          </chart:axis>
          <chart:series chart:style-name="ch9" chart:values-cell-range-address="SUB.J2:SUB.J7" chart:class="chart:scatter">
            <chart:domain table:cell-range-address="SUB.D2:SUB.D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UB.D2:SUB.D7</svg:desc>
                </draw:g>
              </table:table-cell>
              <table:table-cell office:value-type="float" office:value="0.956506">
                <text:p>0.956506</text:p>
                <draw:g>
                  <svg:desc>SUB.J2:SUB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328201">
                <text:p>0.328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786232">
                <text:p>0.786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.37897">
                <text:p>2.37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.2881">
                <text:p>1.2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643961">
                <text:p>0.06439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legend chart:legend-position="end" svg:x="13.762cm" svg:y="4.201cm" style:legend-expansion="high" chart:style-name="ch3"/>
        <chart:plot-area chart:style-name="ch4" table:cell-range-address="SUB.B7:SUB.B16 SUB.F7:SUB.F16" svg:x="1.331cm" svg:y="0.855cm" svg:width="11.792cm" svg:height="6.984cm">
          <chartooo:coordinate-region svg:x="2.429cm" svg:y="1.055cm" svg:width="10.6cm" svg:height="6.138cm"/>
          <chart:axis chart:dimension="x" chart:name="primary-x" chart:style-name="ch5">
            <chart:title svg:x="5.953cm" svg:y="8.019cm" chart:style-name="ch6">
              <text:p>thickness (mu m)</text:p>
            </chart:title>
          </chart:axis>
          <chart:axis chart:dimension="y" chart:name="primary-y" chart:style-name="ch5">
            <chart:title svg:x="0.451cm" svg:y="5.264cm" chart:style-name="ch7">
              <text:p>Voc limit (V)</text:p>
            </chart:title>
            <chart:grid chart:style-name="ch8" chart:class="major"/>
          </chart:axis>
          <chart:series chart:style-name="ch9" chart:values-cell-range-address="SUB.F7:SUB.F16" chart:class="chart:scatter">
            <chart:domain table:cell-range-address="SUB.B7:SUB.B16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">
                <text:p>2.8</text:p>
                <draw:g>
                  <svg:desc>SUB.B7:SUB.B16</svg:desc>
                </draw:g>
              </table:table-cell>
              <table:table-cell office:value-type="float" office:value="1.14396">
                <text:p>1.14396</text:p>
                <draw:g>
                  <svg:desc>SUB.F7:SUB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15948">
                <text:p>1.15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16148">
                <text:p>1.16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1.16043">
                <text:p>1.16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.16218">
                <text:p>1.162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16232">
                <text:p>1.16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1611">
                <text:p>1.16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.16126">
                <text:p>1.161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1.16115">
                <text:p>1.16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1.16305">
                <text:p>1.163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12cm" xlink:href=".." xlink:type="simple" chart:class="chart:scatter" chart:style-name="ch1">
        <chart:subtitle svg:x="0cm" svg:y="0cm" chart:style-name="ch2">
          <text:p/>
        </chart:subtitle>
        <chart:legend chart:legend-position="end" svg:x="13.766cm" svg:y="4.207cm" style:legend-expansion="high" chart:style-name="ch3"/>
        <chart:plot-area chart:style-name="ch4" table:cell-range-address="ELO.C3:ELO.C3 ELO.C5:ELO.C10 ELO.F3:ELO.F3 ELO.F5:ELO.F10" svg:x="1.331cm" svg:y="0.855cm" svg:width="11.795cm" svg:height="6.996cm">
          <chartooo:coordinate-region svg:x="2.429cm" svg:y="1.054cm" svg:width="10.417cm" svg:height="6.15cm"/>
          <chart:axis chart:dimension="x" chart:name="primary-x" chart:style-name="ch5">
            <chart:title svg:x="6.827cm" svg:y="8.031cm" chart:style-name="ch6">
              <text:p>p-ctc</text:p>
            </chart:title>
          </chart:axis>
          <chart:axis chart:dimension="y" chart:name="primary-y" chart:style-name="ch5">
            <chart:title svg:x="0.451cm" svg:y="5.244cm" chart:style-name="ch7">
              <text:p>Voc Lim (V)</text:p>
            </chart:title>
            <chart:grid chart:style-name="ch8" chart:class="major"/>
          </chart:axis>
          <chart:series chart:style-name="ch9" chart:values-cell-range-address="ELO.F3:ELO.F3 ELO.F5:ELO.F10" chart:class="chart:scatter">
            <chart:domain table:cell-range-address="ELO.C3:ELO.C3 ELO.C5:ELO.C10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>Column F 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ELO.C3:ELO.C3 ELO.C5:ELO.C10</svg:desc>
                </draw:g>
              </table:table-cell>
              <table:table-cell office:value-type="float" office:value="1.12322">
                <text:p>1.12322</text:p>
                <draw:g>
                  <svg:desc>ELO.F3:ELO.F3 ELO.F5:ELO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1.12101">
                <text:p>1.12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.12082">
                <text:p>1.12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.12116">
                <text:p>1.12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1.12628">
                <text:p>1.126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12517">
                <text:p>1.12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1.12021">
                <text:p>1.120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12cm" xlink:href=".." xlink:type="simple" chart:class="chart:scatter" chart:style-name="ch1">
        <chart:subtitle svg:x="0cm" svg:y="0cm" chart:style-name="ch2">
          <text:p/>
        </chart:subtitle>
        <chart:legend chart:legend-position="end" svg:x="13.766cm" svg:y="4.207cm" style:legend-expansion="high" chart:style-name="ch3"/>
        <chart:plot-area chart:style-name="ch4" table:cell-range-address="ELO.B3:ELO.B8 ELO.F3:ELO.F8" svg:x="1.331cm" svg:y="0.855cm" svg:width="11.795cm" svg:height="6.996cm">
          <chartooo:coordinate-region svg:x="2.429cm" svg:y="1.054cm" svg:width="10.457cm" svg:height="6.15cm"/>
          <chart:axis chart:dimension="x" chart:name="primary-x" chart:style-name="ch5">
            <chart:title svg:x="6.496cm" svg:y="8.031cm" chart:style-name="ch6">
              <text:p>thickness</text:p>
            </chart:title>
          </chart:axis>
          <chart:axis chart:dimension="y" chart:name="primary-y" chart:style-name="ch5">
            <chart:title svg:x="0.451cm" svg:y="4.939cm" chart:style-name="ch7">
              <text:p>Voc lim</text:p>
            </chart:title>
            <chart:grid chart:style-name="ch8" chart:class="major"/>
          </chart:axis>
          <chart:series chart:style-name="ch9" chart:values-cell-range-address="ELO.F3:ELO.F8" chart:class="chart:scatter">
            <chart:domain table:cell-range-address="ELO.B3:ELO.B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LO.B3:ELO.B8</svg:desc>
                </draw:g>
              </table:table-cell>
              <table:table-cell office:value-type="float" office:value="1.12322">
                <text:p>1.12322</text:p>
                <draw:g>
                  <svg:desc>ELO.F3:ELO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12651">
                <text:p>1.12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12101">
                <text:p>1.12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12082">
                <text:p>1.12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12116">
                <text:p>1.12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12628">
                <text:p>1.126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12cm" xlink:href=".." xlink:type="simple" chart:class="chart:scatter" chart:style-name="ch1">
        <chart:subtitle svg:x="0cm" svg:y="0cm" chart:style-name="ch2">
          <text:p/>
        </chart:subtitle>
        <chart:legend chart:legend-position="end" svg:x="13.872cm" svg:y="4.207cm" style:legend-expansion="high" chart:style-name="ch3"/>
        <chart:plot-area chart:style-name="ch4" table:cell-range-address="ELO.C3:ELO.C3 ELO.C5:ELO.C10 ELO.I3:ELO.I3 ELO.I5:ELO.I10" svg:x="1.331cm" svg:y="0.855cm" svg:width="11.901cm" svg:height="6.996cm">
          <chartooo:coordinate-region svg:x="3.249cm" svg:y="1.055cm" svg:width="9.703cm" svg:height="6.149cm"/>
          <chart:axis chart:dimension="x" chart:name="primary-x" chart:style-name="ch5">
            <chart:title svg:x="6.88cm" svg:y="8.031cm" chart:style-name="ch6">
              <text:p>p-ctc</text:p>
            </chart:title>
          </chart:axis>
          <chart:axis chart:dimension="y" chart:name="primary-y" chart:style-name="ch7">
            <chart:title svg:x="0.451cm" svg:y="5.985cm" chart:style-name="ch8">
              <text:p>J0 non rad (mA/cm^3)</text:p>
            </chart:title>
            <chart:grid chart:style-name="ch9" chart:class="major"/>
          </chart:axis>
          <chart:series chart:style-name="ch10" chart:values-cell-range-address="ELO.I3:ELO.I3 ELO.I5:ELO.I10" chart:class="chart:scatter">
            <chart:domain table:cell-range-address="ELO.C3:ELO.C3 ELO.C5:ELO.C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>Column I 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ELO.C3:ELO.C3 ELO.C5:ELO.C10</svg:desc>
                </draw:g>
              </table:table-cell>
              <table:table-cell office:value-type="float" office:value="2.06287E-016">
                <text:p>2.06287E-016</text:p>
                <draw:g>
                  <svg:desc>ELO.I3:ELO.I3 ELO.I5:ELO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.09404E-016">
                <text:p>2.09404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9.52313E-017">
                <text:p>9.52313E-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4.20995E-016">
                <text:p>4.20995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2.91887E-016">
                <text:p>2.91887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.70748E-016">
                <text:p>3.70748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.48519E-016">
                <text:p>4.48519E-0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13cm" xlink:href=".." xlink:type="simple" chart:class="chart:scatter" chart:style-name="ch1">
        <chart:subtitle svg:x="0cm" svg:y="0cm" chart:style-name="ch2">
          <text:p/>
        </chart:subtitle>
        <chart:legend chart:legend-position="end" svg:x="13.872cm" svg:y="4.207cm" style:legend-expansion="high" chart:style-name="ch3"/>
        <chart:plot-area chart:style-name="ch4" table:cell-range-address="ELO.B3:ELO.B8 ELO.I3:ELO.I8" svg:x="1.331cm" svg:y="0.855cm" svg:width="11.901cm" svg:height="6.997cm">
          <chartooo:coordinate-region svg:x="3.25cm" svg:y="1.055cm" svg:width="9.742cm" svg:height="6.15cm"/>
          <chart:axis chart:dimension="x" chart:name="primary-x" chart:style-name="ch5">
            <chart:title svg:x="6.549cm" svg:y="8.032cm" chart:style-name="ch6">
              <text:p>thickness</text:p>
            </chart:title>
          </chart:axis>
          <chart:axis chart:dimension="y" chart:name="primary-y" chart:style-name="ch7">
            <chart:title svg:x="0.451cm" svg:y="5.985cm" chart:style-name="ch8">
              <text:p>J0 non rad (mA/cm^3)</text:p>
            </chart:title>
            <chart:grid chart:style-name="ch9" chart:class="major"/>
          </chart:axis>
          <chart:series chart:style-name="ch10" chart:values-cell-range-address="ELO.I3:ELO.I8" chart:class="chart:scatter">
            <chart:domain table:cell-range-address="ELO.B3:ELO.B8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LO.B3:ELO.B8</svg:desc>
                </draw:g>
              </table:table-cell>
              <table:table-cell office:value-type="float" office:value="2.06287E-016">
                <text:p>2.06287E-016</text:p>
                <draw:g>
                  <svg:desc>ELO.I3:ELO.I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05421E-016">
                <text:p>1.05421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09404E-016">
                <text:p>2.09404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.52313E-017">
                <text:p>9.52313E-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.20995E-016">
                <text:p>4.20995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.91887E-016">
                <text:p>2.91887E-0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5cm" svg:height="9.012cm" xlink:href=".." xlink:type="simple" chart:class="chart:scatter" chart:style-name="ch1">
        <chart:subtitle svg:x="0cm" svg:y="0cm" chart:style-name="ch2">
          <text:p/>
        </chart:subtitle>
        <chart:legend chart:legend-position="end" svg:x="13.765cm" svg:y="4.207cm" style:legend-expansion="high" chart:style-name="ch3"/>
        <chart:plot-area chart:style-name="ch4" table:cell-range-address="ELO.B3:ELO.B8 ELO.J3:ELO.J8" svg:x="1.33cm" svg:y="0.855cm" svg:width="11.797cm" svg:height="6.996cm">
          <chartooo:coordinate-region svg:x="2.058cm" svg:y="1.055cm" svg:width="10.83cm" svg:height="6.149cm"/>
          <chart:axis chart:dimension="x" chart:name="primary-x" chart:style-name="ch5">
            <chart:title svg:x="6.443cm" svg:y="8.031cm" chart:style-name="ch6">
              <text:p>Thickness</text:p>
            </chart:title>
          </chart:axis>
          <chart:axis chart:dimension="y" chart:name="primary-y" chart:style-name="ch5">
            <chart:title svg:x="0.451cm" svg:y="5.032cm" chart:style-name="ch7">
              <text:p>ERE (%)</text:p>
            </chart:title>
            <chart:grid chart:style-name="ch8" chart:class="major"/>
          </chart:axis>
          <chart:series chart:style-name="ch9" chart:values-cell-range-address="ELO.J3:ELO.J8" chart:class="chart:scatter">
            <chart:domain table:cell-range-address="ELO.B3:ELO.B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LO.B3:ELO.B8</svg:desc>
                </draw:g>
              </table:table-cell>
              <table:table-cell office:value-type="float" office:value="1.25294">
                <text:p>1.25294</text:p>
                <draw:g>
                  <svg:desc>ELO.J3:ELO.J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.39142">
                <text:p>2.39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36478">
                <text:p>1.36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.98033">
                <text:p>2.98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626067">
                <text:p>0.626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0711">
                <text:p>1.07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